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6AD000030AFADFD2C28.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ce style:name="LiberationSerif" svg:font-family="LiberationSerif" style:font-family-generic="roman"/>
    <style:font-face style:name="DejaVu Sans1" svg:font-family="'DejaVu Sans'" style:font-family-generic="swiss"/>
    <style:font-face style:name="Droid Sans" svg:font-family="'Droid Sans'" style:font-family-generic="swiss"/>
    <style:font-face style:name="Sans" svg:font-family="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Narrow" fo:font-size="8pt" style:font-size-asian="8pt" style:font-size-complex="8pt"/>
    </style:style>
    <style:style style:name="P2" style:family="paragraph" style:parent-style-name="Standard">
      <style:paragraph-properties fo:margin-top="0in" fo:margin-bottom="0in" fo:background-color="transparent">
        <style:background-image/>
      </style:paragraph-properties>
      <style:text-properties style:font-name="Arial Narrow"/>
    </style:style>
    <style:style style:name="P3" style:family="paragraph" style:parent-style-name="Chapter_20_Title">
      <style:paragraph-properties fo:margin-top="0in" fo:margin-bottom="0in" fo:background-color="transparent">
        <style:background-image/>
      </style:paragraph-properties>
      <style:text-properties style:font-name="Arial Narrow"/>
    </style:style>
    <style:style style:name="P4" style:family="paragraph" style:parent-style-name="First-line-indent">
      <style:paragraph-properties fo:margin-top="0in" fo:margin-bottom="0in"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 style:family="paragraph" style:parent-style-name="Standard" style:master-page-name="">
      <style:paragraph-properties fo:margin-top="0in" fo:margin-bottom="0in" style:page-number="auto" fo:background-color="transparent">
        <style:background-image/>
      </style:paragraph-properties>
      <style:text-properties style:font-name="Arial Narrow"/>
    </style:style>
    <style:style style:name="P6" style:family="paragraph" style:parent-style-name="Text_20_body">
      <style:paragraph-properties fo:margin-top="0in" fo:margin-bottom="0in"/>
    </style:style>
    <style:style style:name="P7" style:family="paragraph" style:parent-style-name="Text_20_body">
      <style:paragraph-properties fo:margin-top="0in" fo:margin-bottom="0in" fo:text-align="justify" style:justify-single-word="false"/>
    </style:style>
    <style:style style:name="P8" style:family="paragraph" style:parent-style-name="Text_20_body">
      <style:paragraph-properties fo:margin-top="0in" fo:margin-bottom="0in"/>
      <style:text-properties style:font-name="Arial Narrow"/>
    </style:style>
    <style:style style:name="P9" style:family="paragraph" style:parent-style-name="Text_20_body">
      <style:paragraph-properties fo:margin-top="0in" fo:margin-bottom="0in" fo:text-align="justify" style:justify-single-word="false"/>
      <style:text-properties style:font-name="Arial Narrow"/>
    </style:style>
    <style:style style:name="P10" style:family="paragraph" style:parent-style-name="Text_20_body">
      <style:paragraph-properties fo:margin-top="0in" fo:margin-bottom="0in" fo:text-align="start" style:justify-single-word="false"/>
      <style:text-properties style:font-name="Arial Narrow"/>
    </style:style>
    <style:style style:name="P11" style:family="paragraph" style:parent-style-name="Text_20_body">
      <style:paragraph-properties fo:margin-top="0in" fo:margin-bottom="0in"/>
      <style:text-properties style:font-name="Arial Narrow" fo:font-size="12pt" style:font-size-asian="12pt" style:font-size-complex="12pt"/>
    </style:style>
    <style:style style:name="P12" style:family="paragraph" style:parent-style-name="Text_20_body">
      <style:paragraph-properties fo:margin-top="0in" fo:margin-bottom="0in" fo:text-align="center" style:justify-single-word="false"/>
      <style:text-properties style:font-name="Arial Narrow"/>
    </style:style>
    <style:style style:name="P13" style:family="paragraph" style:parent-style-name="Text_20_body">
      <style:paragraph-properties fo:margin-top="0in" fo:margin-bottom="0in" fo:text-align="center" style:justify-single-word="false" fo:hyphenation-ladder-count="no-limit">
        <style:tab-stops/>
      </style:paragraph-properties>
      <style:text-properties style:font-name="Arial Narrow" fo:hyphenate="true" fo:hyphenation-remain-char-count="2" fo:hyphenation-push-char-count="2"/>
    </style:style>
    <style:style style:name="P14" style:family="paragraph" style:parent-style-name="Text_20_body">
      <style:paragraph-properties fo:margin-top="0in" fo:margin-bottom="0in" fo:text-align="justify" style:justify-single-word="false"/>
      <style:text-properties style:font-name="Arial Narrow" style:text-underline-style="solid" style:text-underline-width="auto" style:text-underline-color="font-color"/>
    </style:style>
    <style:style style:name="P15" style:family="paragraph" style:parent-style-name="Text_20_body">
      <style:paragraph-properties fo:margin-top="0in" fo:margin-bottom="0in" fo:text-align="start" style:justify-single-word="false"/>
      <style:text-properties style:font-name="Arial Narrow" fo:background-color="#ffff00"/>
    </style:style>
    <style:style style:name="P16" style:family="paragraph" style:parent-style-name="Text_20_body">
      <style:paragraph-properties fo:margin-top="0in" fo:margin-bottom="0in" fo:text-align="justify" style:justify-single-word="false"/>
      <style:text-properties style:use-window-font-color="true" style:font-name="Arial Narrow"/>
    </style:style>
    <style:style style:name="P17" style:family="paragraph" style:parent-style-name="Text_20_body">
      <style:paragraph-properties fo:margin-top="0in" fo:margin-bottom="0in"/>
      <style:text-properties fo:color="#000000" style:font-name="Arial Narrow" fo:font-size="12pt" style:font-name-asian="DejaVu Sans1" style:font-size-asian="12pt" style:font-name-complex="DejaVu Sans1" style:font-size-complex="12pt"/>
    </style:style>
    <style:style style:name="P18" style:family="paragraph" style:parent-style-name="Standard">
      <style:paragraph-properties fo:margin-top="0in" fo:margin-bottom="0in"/>
      <style:text-properties style:font-name="Arial Narrow"/>
    </style:style>
    <style:style style:name="P19" style:family="paragraph" style:parent-style-name="Standard">
      <style:paragraph-properties fo:margin-top="0in" fo:margin-bottom="0in" fo:text-align="start" style:justify-single-word="false"/>
      <style:text-properties style:font-name="Arial Narrow"/>
    </style:style>
    <style:style style:name="P20" style:family="paragraph" style:parent-style-name="Standard">
      <style:paragraph-properties fo:margin-top="0in" fo:margin-bottom="0in" fo:text-align="justify" style:justify-single-word="false"/>
      <style:text-properties style:font-name="Arial Narrow"/>
    </style:style>
    <style:style style:name="P21" style:family="paragraph" style:parent-style-name="Standard">
      <style:paragraph-properties fo:margin-top="0in" fo:margin-bottom="0in"/>
      <style:text-properties style:font-name="Arial Narrow" fo:font-size="12pt" style:font-size-asian="12pt" style:font-size-complex="12pt"/>
    </style:style>
    <style:style style:name="P22" style:family="paragraph" style:parent-style-name="Standard">
      <style:paragraph-properties fo:margin-top="0in" fo:margin-bottom="0in" fo:text-align="start" style:justify-single-word="false"/>
      <style:text-properties style:font-name="Arial Narrow" fo:font-size="12pt" style:font-size-asian="12pt" style:font-size-complex="12pt"/>
    </style:style>
    <style:style style:name="P23" style:family="paragraph" style:parent-style-name="Standard">
      <style:paragraph-properties fo:margin-top="0in" fo:margin-bottom="0in" fo:text-align="start" style:justify-single-word="false"/>
    </style:style>
    <style:style style:name="P24" style:family="paragraph" style:parent-style-name="Standard">
      <style:paragraph-properties fo:margin-top="0in" fo:margin-bottom="0in"/>
      <style:text-properties fo:color="#000000" style:font-name="Arial Narrow" fo:font-size="10pt" style:font-name-asian="DejaVu Sans1" style:font-size-asian="10pt" style:font-name-complex="DejaVu Sans1" style:font-size-complex="10pt"/>
    </style:style>
    <style:style style:name="P25" style:family="paragraph" style:parent-style-name="Standard">
      <style:paragraph-properties fo:margin-top="0in" fo:margin-bottom="0in"/>
      <style:text-properties fo:color="#000000" style:font-name="Arial Narrow" style:font-name-asian="Sans" style:font-size-asian="12pt" style:font-name-complex="Sans" style:font-size-complex="12pt"/>
    </style:style>
    <style:style style:name="P26" style:family="paragraph" style:parent-style-name="Standard">
      <style:paragraph-properties fo:margin-top="0in" fo:margin-bottom="0in"/>
      <style:text-properties fo:color="#000000" style:font-name="Arial Narrow" fo:font-size="12pt" style:font-name-asian="Sans" style:font-size-asian="12pt" style:font-name-complex="Sans" style:font-size-complex="12pt"/>
    </style:style>
    <style:style style:name="P27" style:family="paragraph" style:parent-style-name="Standard">
      <style:paragraph-properties fo:margin-top="0in" fo:margin-bottom="0in"/>
      <style:text-properties fo:color="#000000" style:font-name="Arial Narrow" fo:font-size="12pt" style:font-name-asian="DejaVu Sans1" style:font-size-asian="12pt" style:font-name-complex="DejaVu Sans1" style:font-size-complex="12pt"/>
    </style:style>
    <style:style style:name="P28" style:family="paragraph" style:parent-style-name="Standard">
      <style:paragraph-properties fo:margin-top="0in" fo:margin-bottom="0in" fo:text-align="start" style:justify-single-word="false"/>
      <style:text-properties fo:color="#000000" style:font-name="Arial Narrow" fo:font-size="12pt" style:font-name-asian="DejaVu Sans1" style:font-size-asian="12pt" style:font-name-complex="DejaVu Sans1" style:font-size-complex="12pt"/>
    </style:style>
    <style:style style:name="P29" style:family="paragraph" style:parent-style-name="Standard">
      <style:paragraph-properties fo:margin-top="0in" fo:margin-bottom="0in" fo:text-align="start" style:justify-single-word="false"/>
      <style:text-properties fo:color="#000000" style:font-name="Arial Narrow"/>
    </style:style>
    <style:style style:name="P30" style:family="paragraph" style:parent-style-name="Standard">
      <style:paragraph-properties fo:margin-top="0in" fo:margin-bottom="0in" fo:text-align="start" style:justify-single-word="false"/>
      <style:text-properties style:use-window-font-color="true" style:font-name="Arial Narrow"/>
    </style:style>
    <style:style style:name="P31" style:family="paragraph" style:parent-style-name="Table_20_Contents">
      <style:paragraph-properties fo:margin-top="0in" fo:margin-bottom="0in" fo:text-align="start" style:justify-single-word="false"/>
      <style:text-properties style:font-name="Arial Narrow"/>
    </style:style>
    <style:style style:name="P32" style:family="paragraph" style:parent-style-name="Table_20_Contents">
      <style:paragraph-properties fo:margin-top="0in" fo:margin-bottom="0in" fo:text-align="start" style:justify-single-word="false"/>
      <style:text-properties style:font-name="Arial Narrow" fo:font-size="12pt" style:font-size-asian="12pt" style:font-size-complex="12pt"/>
    </style:style>
    <style:style style:name="P33" style:family="paragraph" style:parent-style-name="Table_20_Contents">
      <style:paragraph-properties fo:margin-top="0in" fo:margin-bottom="0in" fo:text-align="start" style:justify-single-word="false"/>
      <style:text-properties style:use-window-font-color="true" style:font-name="Arial Narrow"/>
    </style:style>
    <style:style style:name="P34" style:family="paragraph" style:parent-style-name="Table_20_Contents">
      <style:paragraph-properties fo:margin-top="0in" fo:margin-bottom="0in" fo:text-align="start" style:justify-single-word="false"/>
      <style:text-properties fo:color="#000000" style:font-name="Arial Narrow"/>
    </style:style>
    <style:style style:name="P35" style:family="paragraph" style:parent-style-name="Standard" style:master-page-name="">
      <style:paragraph-properties fo:margin-left="0in" fo:margin-right="0in" fo:margin-top="0in" fo:margin-bottom="0in" fo:keep-together="always" fo:hyphenation-ladder-count="no-limit" fo:text-indent="0in" style:auto-text-indent="true" style:page-number="auto" fo:background-color="transparent">
        <style:tab-stops/>
        <style:background-image/>
      </style:paragraph-properties>
      <style:text-properties style:font-name="Arial Narrow" fo:font-size="12pt" fo:hyphenate="true" fo:hyphenation-remain-char-count="2" fo:hyphenation-push-char-count="2"/>
    </style:style>
    <style:style style:name="P36" style:family="paragraph" style:parent-style-name="Standard" style:master-page-name="">
      <style:paragraph-properties fo:margin-left="0in" fo:margin-right="0in" fo:margin-top="0in" fo:margin-bottom="0in" fo:keep-together="always" fo:hyphenation-ladder-count="no-limit" fo:text-indent="0in" style:auto-text-indent="true" style:page-number="auto" fo:background-color="transparent">
        <style:tab-stops/>
        <style:background-image/>
      </style:paragraph-properties>
      <style:text-properties style:use-window-font-color="true" style:font-name="Arial Narrow" fo:font-size="12pt" fo:hyphenate="true" fo:hyphenation-remain-char-count="2" fo:hyphenation-push-char-count="2"/>
    </style:style>
    <style:style style:name="P37" style:family="paragraph" style:parent-style-name="Standard" style:master-page-name="">
      <style:paragraph-properties fo:margin-left="0in" fo:margin-right="0in" fo:margin-top="0in" fo:margin-bottom="0in" fo:text-align="justify" style:justify-single-word="false" fo:keep-together="always" fo:hyphenation-ladder-count="no-limit" fo:text-indent="0in" style:auto-text-indent="true" style:page-number="auto"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38" style:family="paragraph" style:parent-style-name="Standard">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39" style:family="paragraph" style:parent-style-name="Standard">
      <style:paragraph-properties fo:margin-left="0in" fo:margin-right="0in" fo:margin-top="0in" fo:margin-bottom="0in"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0" style:family="paragraph" style:parent-style-name="Standard">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fo:color="#ff0000" style:font-name="Arial Narrow" fo:font-size="12pt" fo:hyphenate="true" fo:hyphenation-remain-char-count="2" fo:hyphenation-push-char-count="2"/>
    </style:style>
    <style:style style:name="P41" style:family="paragraph" style:parent-style-name="Standard">
      <style:paragraph-properties fo:margin-left="0in" fo:margin-right="0in" fo:margin-top="0in" fo:margin-bottom="0in" fo:text-align="justify" style:justify-single-word="false" fo:hyphenation-ladder-count="no-limit" fo:text-indent="0in" style:auto-text-indent="true"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42" style:family="paragraph" style:parent-style-name="Text_20_body">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3" style:family="paragraph" style:parent-style-name="Text_20_body">
      <style:paragraph-properties fo:margin-left="0in" fo:margin-right="0in" fo:margin-top="0in" fo:margin-bottom="0in" fo:text-indent="0in" style:auto-text-indent="true"/>
      <style:text-properties style:font-name="Arial Narrow"/>
    </style:style>
    <style:style style:name="P44" style:family="paragraph" style:parent-style-name="Text_20_body">
      <style:paragraph-properties fo:margin-left="0in" fo:margin-right="0in" fo:margin-top="0in" fo:margin-bottom="0in" fo:text-align="start" style:justify-single-word="false" fo:text-indent="0in" style:auto-text-indent="true"/>
      <style:text-properties style:font-name="Arial Narrow"/>
    </style:style>
    <style:style style:name="P45" style:family="paragraph" style:parent-style-name="Standard">
      <style:paragraph-properties fo:margin-left="0in" fo:margin-right="0in" fo:margin-top="0in" fo:margin-bottom="0in" fo:text-align="start" style:justify-single-word="false" fo:text-indent="0in" style:auto-text-indent="true"/>
      <style:text-properties style:font-name="Arial Narrow"/>
    </style:style>
    <style:style style:name="P46" style:family="paragraph" style:parent-style-name="Standard">
      <style:paragraph-properties fo:margin-left="0in" fo:margin-right="0in" fo:margin-top="0in" fo:margin-bottom="0in" fo:text-align="justify" style:justify-single-word="false" fo:text-indent="0in" style:auto-text-indent="true"/>
      <style:text-properties style:font-name="Arial Narrow"/>
    </style:style>
    <style:style style:name="P47" style:family="paragraph" style:parent-style-name="Standard">
      <style:paragraph-properties fo:text-align="center" style:justify-single-word="false"/>
      <style:text-properties style:font-name="Arial Narrow" fo:font-size="11.6000003814697pt"/>
    </style:style>
    <style:style style:name="P48" style:family="paragraph" style:parent-style-name="Standard">
      <style:paragraph-properties fo:text-align="center" style:justify-single-word="false"/>
      <style:text-properties style:font-name="Arial Narrow"/>
    </style:style>
    <style:style style:name="P49" style:family="paragraph" style:parent-style-name="First-line-indent">
      <style:paragraph-properties fo:text-align="center" style:justify-single-word="false"/>
      <style:text-properties style:font-name="Arial Narrow" fo:font-size="14pt" style:font-size-asian="14pt" style:font-size-complex="14pt"/>
    </style:style>
    <style:style style:name="P50" style:family="paragraph" style:parent-style-name="Footnote">
      <style:text-properties style:font-name="Arial Narrow" fo:font-size="8pt" style:font-size-asian="8pt" style:font-size-complex="8pt"/>
    </style:style>
    <style:style style:name="P51" style:family="paragraph" style:parent-style-name="Title">
      <style:text-properties style:font-name="Arial Narrow" fo:font-size="16.6000003814697pt" fo:font-weight="bold" style:font-weight-asian="bold" style:font-weight-complex="bold"/>
    </style:style>
    <style:style style:name="P52" style:family="paragraph" style:parent-style-name="author">
      <style:text-properties style:font-name="Arial Narrow" fo:font-size="11.6000003814697pt"/>
    </style:style>
    <style:style style:name="P53" style:family="paragraph" style:parent-style-name="author">
      <style:text-properties style:font-name="Arial Narrow" fo:font-weight="bold" style:font-weight-asian="bold" style:font-weight-complex="bold"/>
    </style:style>
    <style:style style:name="P54" style:family="paragraph" style:parent-style-name="date">
      <style:text-properties style:font-name="Arial Narrow" fo:font-weight="bold" style:font-weight-asian="bold" style:font-weight-complex="bold"/>
    </style:style>
    <style:style style:name="P55" style:family="paragraph" style:parent-style-name="Chapter_20_Title">
      <style:text-properties style:font-name="Arial Narrow"/>
    </style:style>
    <style:style style:name="P56" style:family="paragraph" style:parent-style-name="Standard">
      <style:paragraph-properties fo:margin-left="-0.5in" fo:margin-right="0in" fo:margin-top="0in" fo:margin-bottom="0in" fo:text-align="start" style:justify-single-word="false" fo:text-indent="0in" style:auto-text-indent="true"/>
      <style:text-properties style:font-name="Arial Narrow"/>
    </style:style>
    <style:style style:name="P57" style:family="paragraph" style:parent-style-name="Standard">
      <style:paragraph-properties fo:margin-left="0in" fo:margin-right="0in" fo:margin-top="0in" fo:margin-bottom="0in" fo:text-align="start" style:justify-single-word="false" fo:text-indent="0in" style:auto-text-indent="false" style:text-autospace="none"/>
      <style:text-properties fo:color="#0000ff" style:font-name="Arial Narrow" fo:font-size="12pt" style:text-underline-style="solid" style:text-underline-width="auto" style:text-underline-color="font-color" style:font-name-asian="DejaVu Sans1" style:font-size-asian="12pt" style:font-name-complex="DejaVu Sans1" style:font-size-complex="12pt"/>
    </style:style>
    <style:style style:name="P58" style:family="paragraph" style:parent-style-name="Standard">
      <style:paragraph-properties fo:margin-left="0in" fo:margin-right="0in" fo:margin-top="0in" fo:margin-bottom="0in" fo:text-align="start" style:justify-single-word="false" fo:text-indent="0in" style:auto-text-indent="false" style:text-autospace="none"/>
      <style:text-properties fo:color="#000000" style:font-name="Arial Narrow" fo:font-size="12pt" style:font-name-asian="DejaVu Sans1" style:font-size-asian="12pt" style:font-name-complex="DejaVu Sans1" style:font-size-complex="12pt"/>
    </style:style>
    <style:style style:name="P59"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Arial Narrow" fo:font-size="12pt" style:font-name-asian="DejaVu Sans1" style:font-size-asian="12pt" style:font-name-complex="DejaVu Sans1" style:font-size-complex="12pt"/>
    </style:style>
    <style:style style:name="P60"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Arial Narrow" fo:font-size="12pt" style:font-size-asian="12pt" style:font-size-complex="12pt"/>
    </style:style>
    <style:style style:name="P61"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Arial Narrow" fo:font-size="10pt" style:font-name-asian="DejaVu Sans1" style:font-size-asian="10pt" style:font-name-complex="DejaVu Sans1" style:font-size-complex="10pt"/>
    </style:style>
    <style:style style:name="P62" style:family="paragraph" style:parent-style-name="Contents_20_1">
      <style:paragraph-properties>
        <style:tab-stops>
          <style:tab-stop style:position="6.5in" style:type="right" style:leader-style="dotted" style:leader-text="."/>
        </style:tab-stops>
      </style:paragraph-properties>
    </style:style>
    <style:style style:name="P63" style:family="paragraph" style:parent-style-name="Contents_20_2">
      <style:paragraph-properties>
        <style:tab-stops>
          <style:tab-stop style:position="6.3035in" style:type="right" style:leader-style="dotted" style:leader-text="."/>
        </style:tab-stops>
      </style:paragraph-properties>
    </style:style>
    <style:style style:name="P64" style:family="paragraph" style:parent-style-name="Contents_20_3">
      <style:paragraph-properties>
        <style:tab-stops>
          <style:tab-stop style:position="6.1071in" style:type="right" style:leader-style="dotted" style:leader-text="."/>
        </style:tab-stops>
      </style:paragraph-properties>
    </style:style>
    <style:style style:name="P65" style:family="paragraph" style:parent-style-name="Standard" style:list-style-name="L3"/>
    <style:style style:name="P66" style:family="paragraph" style:parent-style-name="Standard" style:list-style-name="L3">
      <style:text-properties style:font-name="Arial Narrow" fo:font-size="12pt"/>
    </style:style>
    <style:style style:name="P67" style:family="paragraph" style:parent-style-name="Standard">
      <style:paragraph-properties fo:text-align="center" style:justify-single-word="false"/>
      <style:text-properties style:font-name="Arial Narrow" fo:font-size="11.6000003814697pt"/>
    </style:style>
    <style:style style:name="P68" style:family="paragraph" style:parent-style-name="Standard" style:list-style-name="L1">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69" style:family="paragraph" style:parent-style-name="Standard" style:list-style-name="L1">
      <style:paragraph-properties fo:margin-left="0in" fo:margin-right="0in" fo:margin-top="0in" fo:margin-bottom="0in"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70" style:family="paragraph" style:parent-style-name="Standard" style:list-style-name="">
      <style:paragraph-properties fo:margin-top="0in" fo:margin-bottom="0in" fo:text-align="start" style:justify-single-word="false"/>
      <style:text-properties style:font-name="Arial Narrow"/>
    </style:style>
    <style:style style:name="P71" style:family="paragraph" style:parent-style-name="Standard" style:list-style-name="L5">
      <style:paragraph-properties fo:margin-top="0in" fo:margin-bottom="0in" fo:text-align="start" style:justify-single-word="false"/>
      <style:text-properties style:font-name="Arial Narrow"/>
    </style:style>
    <style:style style:name="P72" style:family="paragraph" style:parent-style-name="Standard" style:list-style-name="L6">
      <style:paragraph-properties fo:margin-top="0in" fo:margin-bottom="0in" fo:text-align="start" style:justify-single-word="false"/>
      <style:text-properties style:font-name="Arial Narrow"/>
    </style:style>
    <style:style style:name="P73"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74" style:family="paragraph" style:parent-style-name="Heading_20_1" style:master-page-name="Standard">
      <style:paragraph-properties fo:margin-top="0in" fo:margin-bottom="0in" style:page-number="auto"/>
      <style:text-properties style:font-name="Arial Narrow"/>
    </style:style>
    <style:style style:name="P75" style:family="paragraph" style:parent-style-name="Heading_20_1"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76" style:family="paragraph" style:parent-style-name="Heading_20_1" style:list-style-name="">
      <style:paragraph-properties fo:margin-top="0in" fo:margin-bottom="0in" fo:text-align="justify" style:justify-single-word="false" fo:keep-together="always" fo:hyphenation-ladder-count="no-limit">
        <style:tab-stops/>
      </style:paragraph-properties>
      <style:text-properties style:font-name="Arial Narrow" fo:hyphenate="true" fo:hyphenation-remain-char-count="2" fo:hyphenation-push-char-count="2"/>
    </style:style>
    <style:style style:name="P77" style:family="paragraph" style:parent-style-name="Heading_20_1">
      <style:paragraph-properties fo:margin-top="0in" fo:margin-bottom="0in" fo:break-before="page"/>
      <style:text-properties style:font-name="Arial Narrow"/>
    </style:style>
    <style:style style:name="P78" style:family="paragraph" style:parent-style-name="Heading_20_1">
      <style:paragraph-properties fo:margin-top="0in" fo:margin-bottom="0in" fo:text-align="center" style:justify-single-word="false" fo:break-before="page"/>
      <style:text-properties style:font-name="Arial Narrow"/>
    </style:style>
    <style:style style:name="P79" style:family="paragraph" style:parent-style-name="Heading_20_1">
      <style:paragraph-properties fo:break-before="page"/>
    </style:style>
    <style:style style:name="P80" style:family="paragraph" style:parent-style-name="List" style:list-style-name="L2">
      <style:paragraph-properties fo:margin-top="0in" fo:margin-bottom="0in"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81" style:family="paragraph" style:parent-style-name="List" style:list-style-name="L2">
      <style:paragraph-properties fo:margin-top="0in" fo:margin-bottom="0in"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82" style:family="paragraph" style:parent-style-name="List" style:list-style-name="L4">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83" style:family="paragraph" style:parent-style-name="Contents_20_Heading" style:master-page-name="Standard">
      <style:paragraph-properties style:page-number="1" fo:break-before="page"/>
    </style:style>
    <style:style style:name="P84" style:family="paragraph" style:parent-style-name="Heading_20_2">
      <style:text-properties style:font-name="Arial Narrow"/>
    </style:style>
    <style:style style:name="P85" style:family="paragraph" style:parent-style-name="Heading_20_2">
      <style:paragraph-properties fo:margin-top="0in" fo:margin-bottom="0in"/>
      <style:text-properties style:font-name="Arial Narrow"/>
    </style:style>
    <style:style style:name="P86" style:family="paragraph" style:parent-style-name="Heading_20_2">
      <style:paragraph-properties fo:margin-top="0in" fo:margin-bottom="0in" fo:text-align="center" style:justify-single-word="false"/>
      <style:text-properties style:font-name="Arial Narrow"/>
    </style:style>
    <style:style style:name="P87" style:family="paragraph" style:parent-style-name="Heading_20_2"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88" style:family="paragraph" style:parent-style-name="Heading_20_2" style:list-style-name="">
      <style:paragraph-properties fo:margin-top="0in" fo:margin-bottom="0in" fo:text-align="start" style:justify-single-word="false" fo:keep-together="always" fo:hyphenation-ladder-count="no-limit">
        <style:tab-stops/>
      </style:paragraph-properties>
      <style:text-properties style:font-name="Arial Narrow" fo:hyphenate="true" fo:hyphenation-remain-char-count="2" fo:hyphenation-push-char-count="2"/>
    </style:style>
    <style:style style:name="P89" style:family="paragraph" style:parent-style-name="Heading_20_2">
      <style:paragraph-properties fo:margin-top="0in" fo:margin-bottom="0in" fo:text-align="justify" style:justify-single-word="false"/>
      <style:text-properties style:font-name="Arial Narrow"/>
    </style:style>
    <style:style style:name="P90" style:family="paragraph" style:parent-style-name="Heading_20_2">
      <style:paragraph-properties fo:margin-top="0in" fo:margin-bottom="0in"/>
      <style:text-properties fo:color="#000000" style:font-name="Arial Narrow"/>
    </style:style>
    <style:style style:name="P91" style:family="paragraph" style:parent-style-name="Heading_20_2">
      <style:paragraph-properties fo:margin-top="0in" fo:margin-bottom="0in" fo:break-before="page"/>
      <style:text-properties style:font-name="Arial Narrow"/>
    </style:style>
    <style:style style:name="P92" style:family="paragraph" style:parent-style-name="Heading_20_2">
      <style:paragraph-properties fo:margin-top="0in" fo:margin-bottom="0in" fo:text-align="center" style:justify-single-word="false" fo:break-before="page"/>
      <style:text-properties style:font-name="Arial Narrow"/>
    </style:style>
    <style:style style:name="P93" style:family="paragraph" style:parent-style-name="Heading_20_3">
      <style:paragraph-properties fo:margin-top="0in" fo:margin-bottom="0in"/>
      <style:text-properties style:font-name="Arial Narrow"/>
    </style:style>
    <style:style style:name="P94" style:family="paragraph" style:parent-style-name="Heading_20_3"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95" style:family="paragraph" style:parent-style-name="Heading_20_3">
      <style:paragraph-properties fo:margin-top="0in" fo:margin-bottom="0in"/>
      <style:text-properties style:font-name="Arial Narrow" fo:font-size="12pt" style:font-size-asian="12pt" style:font-size-complex="12pt"/>
    </style:style>
    <style:style style:name="P96" style:family="paragraph" style:parent-style-name="Heading_20_3">
      <style:paragraph-properties fo:margin-top="0in" fo:margin-bottom="0in" fo:text-align="start" style:justify-single-word="false"/>
      <style:text-properties style:font-name="Arial Narrow"/>
    </style:style>
    <style:style style:name="P97" style:family="paragraph" style:parent-style-name="Heading_20_3" style:list-style-name="">
      <style:paragraph-properties fo:margin-top="0in" fo:margin-bottom="0in" fo:text-align="start" style:justify-single-word="false" fo:keep-together="always" fo:hyphenation-ladder-count="no-limit">
        <style:tab-stops/>
      </style:paragraph-properties>
      <style:text-properties style:font-name="Arial Narrow" fo:hyphenate="true" fo:hyphenation-remain-char-count="2" fo:hyphenation-push-char-count="2"/>
    </style:style>
    <style:style style:name="P98" style:family="paragraph" style:parent-style-name="Heading_20_3">
      <style:paragraph-properties fo:margin-top="0in" fo:margin-bottom="0in" fo:text-align="justify" style:justify-single-word="false"/>
      <style:text-properties style:font-name="Arial Narrow"/>
    </style:style>
    <style:style style:name="P99" style:family="paragraph" style:parent-style-name="Heading_20_3">
      <style:paragraph-properties fo:margin-top="0in" fo:margin-bottom="0in"/>
      <style:text-properties fo:color="#000000" style:font-name="Arial Narrow" fo:font-size="12pt" style:font-name-asian="DejaVu Sans1" style:font-size-asian="12pt" style:font-name-complex="DejaVu Sans1" style:font-size-complex="12pt"/>
    </style:style>
    <style:style style:name="P100" style:family="paragraph" style:parent-style-name="Heading_20_3">
      <style:paragraph-properties fo:margin-top="0in" fo:margin-bottom="0in" fo:break-before="page"/>
      <style:text-properties style:font-name="Arial Narrow"/>
    </style:style>
    <style:style style:name="P101" style:family="paragraph" style:parent-style-name="Heading_20_3">
      <style:paragraph-properties fo:margin-top="0in" fo:margin-bottom="0in" fo:text-align="start" style:justify-single-word="false" fo:break-before="page"/>
      <style:text-properties style:font-name="Arial Narrow"/>
    </style:style>
    <style:style style:name="P102" style:family="paragraph" style:parent-style-name="Heading_20_3" style:list-style-name="">
      <style:paragraph-properties fo:margin-left="0in" fo:margin-right="0in" fo:margin-top="0in" fo:margin-bottom="0in" fo:text-align="center" style:justify-single-word="false" fo:keep-together="always" fo:hyphenation-ladder-count="no-limit" fo:text-indent="-0.5in" style:auto-text-indent="true">
        <style:tab-stops/>
      </style:paragraph-properties>
      <style:text-properties style:font-name="Arial Narrow" style:text-underline-style="solid" style:text-underline-width="auto" style:text-underline-color="font-color" fo:hyphenate="true" fo:hyphenation-remain-char-count="2" fo:hyphenation-push-char-count="2"/>
    </style:style>
    <style:style style:name="P103" style:family="paragraph" style:parent-style-name="Heading_20_3">
      <style:paragraph-properties fo:margin-left="0in" fo:margin-right="0in" fo:margin-top="0in" fo:margin-bottom="0in" fo:text-indent="-0.5in" style:auto-text-indent="true" fo:break-before="page"/>
      <style:text-properties style:font-name="Arial Narrow"/>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style:font-name-asian="DejaVu Sans1" style:font-name-complex="DejaVu Sans1"/>
    </style:style>
    <style:style style:name="T4" style:family="text">
      <style:text-properties fo:color="#000000" fo:font-size="12pt" style:font-name-asian="DejaVu Sans1" style:font-size-asian="12pt" style:font-name-complex="DejaVu Sans1" style:font-size-complex="12pt"/>
    </style:style>
    <style:style style:name="T5" style:family="text">
      <style:text-properties fo:color="#0000ff" style:text-underline-style="solid" style:text-underline-width="auto" style:text-underline-color="font-color" style:font-name-asian="DejaVu Sans1" style:font-name-complex="DejaVu Sans1"/>
    </style:style>
    <style:style style:name="T6" style:family="text">
      <style:text-properties fo:color="#0000ff" style:font-name="Arial Narrow"/>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fo:letter-spacing="normal" fo:font-style="normal" style:text-underline-style="solid" style:text-underline-width="auto" style:text-underline-color="font-color" fo:font-weight="normal"/>
    </style:style>
    <style:style style:name="T10"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11" style:family="text">
      <style:text-properties fo:background-color="#ffff00"/>
    </style:style>
    <style:style style:name="T12" style:family="text">
      <style:text-properties style:text-underline-style="solid" style:text-underline-width="auto" style:text-underline-color="font-color"/>
    </style:style>
    <style:style style:name="T13" style:family="text">
      <style:text-properties fo:font-size="12pt"/>
    </style:style>
    <style:style style:name="T14" style:family="text">
      <style:text-properties fo:font-size="12pt" style:font-name-asian="LiberationSerif" style:font-size-asian="12pt" style:font-name-complex="LiberationSerif" style:font-size-complex="12pt"/>
    </style:style>
    <style:style style:name="T15" style:family="text">
      <style:text-properties fo:font-size="12pt" style:font-size-asian="12pt" style:font-size-complex="12pt"/>
    </style:style>
    <style:style style:name="T16" style:family="text">
      <style:text-properties style:font-name="Arial Narrow"/>
    </style:style>
    <style:style style:name="T17" style:family="text">
      <style:text-properties style:font-name="Arial Narrow" fo:font-style="italic" style:font-style-asian="italic" style:font-style-complex="italic"/>
    </style:style>
    <style:style style:name="T18" style:family="text">
      <style:text-properties style:use-window-font-color="true"/>
    </style:style>
    <style:style style:name="T19" style:family="text">
      <style:text-properties style:font-name="Droid San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MLHIM/mlhim-specs/schemas/non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Multi-Level Health Information Modelling </text:p>
      <text:p text:style-name="P53"><draw:frame draw:style-name="fr1" draw:name="figura1" text:anchor-type="paragraph" svg:x="1.6126in" svg:y="0.1217in" svg:width="3.4075in" svg:height="3.539in" draw:z-index="0"><draw:image xlink:href="Pictures/20000009000036AD000030AFADFD2C28.svm" xlink:type="simple" xlink:show="embed" xlink:actuate="onLoad"/></draw:frame></text:p>
      <text:p text:style-name="P54"/>
      <text:p text:style-name="P54"/>
      <text:p text:style-name="P54"/>
      <text:p text:style-name="P54"/>
      <text:p text:style-name="P51"/>
      <text:p text:style-name="P51"/>
      <text:p text:style-name="P51"/>
      <text:p text:style-name="P51"/>
      <text:p text:style-name="P51">Reference Manual</text:p>
      <text:p text:style-name="P47">Release 2.4.1</text:p>
      <text:p text:style-name="P47"/>
      <text:p text:style-name="P47"/>
      <text:p text:style-name="P47"/>
      <text:p text:style-name="P47"/>
      <text:p text:style-name="P47"/>
      <text:p text:style-name="P52"/>
      <text:p text:style-name="P52"/>
      <text:p text:style-name="P52">Copyright, 2009-2013</text:p>
      <text:p text:style-name="P52">Timothy W. Cook &amp; Contributors</text:p>
      <text:p text:style-name="P48"/>
      <text:p text:style-name="P49"><text:span text:style-name="T7">T</text:span><text:span text:style-name="T8">he goal of MLHIM is to be </text:span><text:span text:style-name="T9">Minimalistic</text:span><text:span text:style-name="T8">, </text:span><text:span text:style-name="T9">Sustainable</text:span><text:span text:style-name="T8">, </text:span><text:span text:style-name="T10">Implementable</text:span><text:span text:style-name="T8"> AND </text:span><text:span text:style-name="T9">Interoperable.</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3">Table of Contents</text:p>
          </text:index-title>
          <text:p text:style-name="P62"><text:a xlink:type="simple" xlink:href="#__RefHeading__10999_746337490" text:style-name="Internet_20_link" text:visited-style-name="Internet_20_link">Front Matter</text:a><text:tab/>4</text:p>
          <text:p text:style-name="P63"><text:a xlink:type="simple" xlink:href="#__RefHeading__9719_426781434" text:style-name="Internet_20_link" text:visited-style-name="Internet_20_link">Acknowledgements</text:a><text:tab/>4</text:p>
          <text:p text:style-name="P63"><text:a xlink:type="simple" xlink:href="#__RefHeading__9721_426781434" text:style-name="Internet_20_link" text:visited-style-name="Internet_20_link">Using the MLHIM Reference Manual</text:a><text:tab/>4</text:p>
          <text:p text:style-name="P63"><text:a xlink:type="simple" xlink:href="#__RefHeading__9723_426781434" text:style-name="Internet_20_link" text:visited-style-name="Internet_20_link">Release Information</text:a><text:tab/>4</text:p>
          <text:p text:style-name="P63"><text:a xlink:type="simple" xlink:href="#__RefHeading__13069_2043601038" text:style-name="Internet_20_link" text:visited-style-name="Internet_20_link">Error Reporting</text:a><text:tab/>4</text:p>
          <text:p text:style-name="P63"><text:a xlink:type="simple" xlink:href="#__RefHeading__9725_426781434" text:style-name="Internet_20_link" text:visited-style-name="Internet_20_link">Pronunciation</text:a><text:tab/>4</text:p>
          <text:p text:style-name="P63"><text:a xlink:type="simple" xlink:href="#__RefHeading__9727_426781434" text:style-name="Internet_20_link" text:visited-style-name="Internet_20_link">Conformance</text:a><text:tab/>5</text:p>
          <text:p text:style-name="P63"><text:a xlink:type="simple" xlink:href="#__RefHeading__9729_426781434" text:style-name="Internet_20_link" text:visited-style-name="Internet_20_link">Compliance</text:a><text:tab/>5</text:p>
          <text:p text:style-name="P63"><text:a xlink:type="simple" xlink:href="#__RefHeading__14400_810339579" text:style-name="Internet_20_link" text:visited-style-name="Internet_20_link">Introduction</text:a><text:tab/>5</text:p>
          <text:p text:style-name="P62"><text:a xlink:type="simple" xlink:href="#__RefHeading__8790_252205679" text:style-name="Internet_20_link" text:visited-style-name="Internet_20_link">The MLHIM Eco-System</text:a><text:tab/>7</text:p>
          <text:p text:style-name="P62"><text:a xlink:type="simple" xlink:href="#__RefHeading__11003_746337490" text:style-name="Internet_20_link" text:visited-style-name="Internet_20_link">MLHIM Modelling</text:a><text:tab/>9</text:p>
          <text:p text:style-name="P63"><text:a xlink:type="simple" xlink:href="#__RefHeading__9731_426781434" text:style-name="Internet_20_link" text:visited-style-name="Internet_20_link">Approach</text:a><text:tab/>9</text:p>
          <text:p text:style-name="P62"><text:a xlink:type="simple" xlink:href="#__RefHeading__14402_810339579" text:style-name="Internet_20_link" text:visited-style-name="Internet_20_link">Constraint Definitions</text:a><text:tab/>11</text:p>
          <text:p text:style-name="P62"><text:a xlink:type="simple" xlink:href="#__RefHeading__14404_810339579" text:style-name="Internet_20_link" text:visited-style-name="Internet_20_link">Implementations</text:a><text:tab/>11</text:p>
          <text:p text:style-name="P63"><text:a xlink:type="simple" xlink:href="#__RefHeading__14406_810339579" text:style-name="Internet_20_link" text:visited-style-name="Internet_20_link">XML Schema</text:a><text:tab/>11</text:p>
          <text:p text:style-name="P63"><text:a xlink:type="simple" xlink:href="#__RefHeading__14408_810339579" text:style-name="Internet_20_link" text:visited-style-name="Internet_20_link">Python</text:a><text:tab/>11</text:p>
          <text:p text:style-name="P63"><text:a xlink:type="simple" xlink:href="#__RefHeading__14410_810339579" text:style-name="Internet_20_link" text:visited-style-name="Internet_20_link">Java</text:a><text:tab/>11</text:p>
          <text:p text:style-name="P63"><text:a xlink:type="simple" xlink:href="#__RefHeading__14412_810339579" text:style-name="Internet_20_link" text:visited-style-name="Internet_20_link">Ruby</text:a><text:tab/>11</text:p>
          <text:p text:style-name="P63"><text:a xlink:type="simple" xlink:href="#__RefHeading__14414_810339579" text:style-name="Internet_20_link" text:visited-style-name="Internet_20_link">C++</text:a><text:tab/>12</text:p>
          <text:p text:style-name="P63"><text:a xlink:type="simple" xlink:href="#__RefHeading__14416_810339579" text:style-name="Internet_20_link" text:visited-style-name="Internet_20_link">Lua</text:a><text:tab/>12</text:p>
          <text:p text:style-name="P63"><text:a xlink:type="simple" xlink:href="#__RefHeading__14418_810339579" text:style-name="Internet_20_link" text:visited-style-name="Internet_20_link">.Net</text:a><text:tab/>12</text:p>
          <text:p text:style-name="P63"><text:a xlink:type="simple" xlink:href="#__RefHeading__14420_810339579" text:style-name="Internet_20_link" text:visited-style-name="Internet_20_link">VisualBasic</text:a><text:tab/>12</text:p>
          <text:p text:style-name="P62"><text:a xlink:type="simple" xlink:href="#__RefHeading__14422_810339579" text:style-name="Internet_20_link" text:visited-style-name="Internet_20_link">Best Practices</text:a><text:tab/>13</text:p>
          <text:p text:style-name="P64"><text:a xlink:type="simple" xlink:href="#__RefHeading__14424_810339579" text:style-name="Internet_20_link" text:visited-style-name="Internet_20_link">How To Migrate a Legacy System</text:a><text:tab/>13</text:p>
          <text:p text:style-name="P62"><text:a xlink:type="simple" xlink:href="#__RefHeading__14426_810339579" text:style-name="Internet_20_link" text:visited-style-name="Internet_20_link">The Reference Model</text:a><text:tab/>14</text:p>
          <text:p text:style-name="P63"><text:a xlink:type="simple" xlink:href="#__RefHeading__9733_426781434" text:style-name="Internet_20_link" text:visited-style-name="Internet_20_link">Assumed Types</text:a><text:tab/>14</text:p>
          <text:p text:style-name="P64"><text:a xlink:type="simple" xlink:href="#__RefHeading__9735_426781434" text:style-name="Internet_20_link" text:visited-style-name="Internet_20_link">anyType</text:a><text:tab/>14</text:p>
          <text:p text:style-name="P64"><text:a xlink:type="simple" xlink:href="#__RefHeading__9737_426781434" text:style-name="Internet_20_link" text:visited-style-name="Internet_20_link">boolean</text:a><text:tab/>14</text:p>
          <text:p text:style-name="P64"><text:a xlink:type="simple" xlink:href="#__RefHeading__9739_426781434" text:style-name="Internet_20_link" text:visited-style-name="Internet_20_link">string</text:a><text:tab/>14</text:p>
          <text:p text:style-name="P64"><text:a xlink:type="simple" xlink:href="#__RefHeading__10554_1595064103" text:style-name="Internet_20_link" text:visited-style-name="Internet_20_link">normalizedString</text:a><text:tab/>14</text:p>
          <text:p text:style-name="P64"><text:a xlink:type="simple" xlink:href="#__RefHeading__10556_1595064103" text:style-name="Internet_20_link" text:visited-style-name="Internet_20_link">token</text:a><text:tab/>14</text:p>
          <text:p text:style-name="P64"><text:a xlink:type="simple" xlink:href="#__RefHeading__10558_1595064103" text:style-name="Internet_20_link" text:visited-style-name="Internet_20_link">anyURI</text:a><text:tab/>14</text:p>
          <text:p text:style-name="P64"><text:a xlink:type="simple" xlink:href="#__RefHeading__9741_426781434" text:style-name="Internet_20_link" text:visited-style-name="Internet_20_link">hash</text:a><text:tab/>15</text:p>
          <text:p text:style-name="P64"><text:a xlink:type="simple" xlink:href="#__RefHeading__9743_426781434" text:style-name="Internet_20_link" text:visited-style-name="Internet_20_link">list</text:a><text:tab/>15</text:p>
          <text:p text:style-name="P64"><text:a xlink:type="simple" xlink:href="#__RefHeading__9745_426781434" text:style-name="Internet_20_link" text:visited-style-name="Internet_20_link">set</text:a><text:tab/>15</text:p>
          <text:p text:style-name="P64"><text:a xlink:type="simple" xlink:href="#__RefHeading__9747_426781434" text:style-name="Internet_20_link" text:visited-style-name="Internet_20_link">Ordered Types:</text:a><text:tab/>16</text:p>
          <text:p text:style-name="P64"><text:a xlink:type="simple" xlink:href="#__RefHeading__9749_426781434" text:style-name="Internet_20_link" text:visited-style-name="Internet_20_link">dateTime</text:a><text:tab/>16</text:p>
          <text:p text:style-name="P64"><text:a xlink:type="simple" xlink:href="#__RefHeading__8792_252205679" text:style-name="Internet_20_link" text:visited-style-name="Internet_20_link">Time Zones</text:a><text:tab/>16</text:p>
          <text:p text:style-name="P64"><text:a xlink:type="simple" xlink:href="#__RefHeading__9751_426781434" text:style-name="Internet_20_link" text:visited-style-name="Internet_20_link">date</text:a><text:tab/>17</text:p>
          <text:p text:style-name="P64"><text:a xlink:type="simple" xlink:href="#__RefHeading__9753_426781434" text:style-name="Internet_20_link" text:visited-style-name="Internet_20_link">time</text:a><text:tab/>17</text:p>
          <text:p text:style-name="P64"><text:a xlink:type="simple" xlink:href="#__RefHeading__9755_426781434" text:style-name="Internet_20_link" text:visited-style-name="Internet_20_link">duration</text:a><text:tab/>18</text:p>
          <text:p text:style-name="P64"><text:a xlink:type="simple" xlink:href="#__RefHeading__10560_1595064103" text:style-name="Internet_20_link" text:visited-style-name="Internet_20_link">Partial Date Types</text:a><text:tab/>19</text:p>
          <text:p text:style-name="P64"><text:a xlink:type="simple" xlink:href="#__RefHeading__9757_426781434" text:style-name="Internet_20_link" text:visited-style-name="Internet_20_link">real</text:a><text:tab/>19</text:p>
          <text:p text:style-name="P64"><text:a xlink:type="simple" xlink:href="#__RefHeading__9759_426781434" text:style-name="Internet_20_link" text:visited-style-name="Internet_20_link">integer</text:a><text:tab/>19</text:p>
          <text:p text:style-name="P63"><text:a xlink:type="simple" xlink:href="#__RefHeading__9761_426781434" text:style-name="Internet_20_link" text:visited-style-name="Internet_20_link">Datatypes</text:a><text:tab/>20</text:p>
          <text:p text:style-name="P64"><text:a xlink:type="simple" xlink:href="#__RefHeading__9763_426781434" text:style-name="Internet_20_link" text:visited-style-name="Internet_20_link">DvAny</text:a><text:tab/>20</text:p>
          <text:p text:style-name="P64"><text:soft-page-break/><text:a xlink:type="simple" xlink:href="#__RefHeading__9765_426781434" text:style-name="Internet_20_link" text:visited-style-name="Internet_20_link">DvString</text:a><text:tab/>21</text:p>
          <text:p text:style-name="P64"><text:a xlink:type="simple" xlink:href="#__RefHeading__10562_1595064103" text:style-name="Internet_20_link" text:visited-style-name="Internet_20_link">DvCodedString</text:a><text:tab/>21</text:p>
          <text:p text:style-name="P64"><text:a xlink:type="simple" xlink:href="#__RefHeading__9773_426781434" text:style-name="Internet_20_link" text:visited-style-name="Internet_20_link">DvIdentifier</text:a><text:tab/>22</text:p>
          <text:p text:style-name="P64"><text:a xlink:type="simple" xlink:href="#__RefHeading__10564_1595064103" text:style-name="Internet_20_link" text:visited-style-name="Internet_20_link">DvBoolean</text:a><text:tab/>23</text:p>
          <text:p text:style-name="P64"><text:a xlink:type="simple" xlink:href="#__RefHeading__9777_426781434" text:style-name="Internet_20_link" text:visited-style-name="Internet_20_link">DvURI</text:a><text:tab/>25</text:p>
          <text:p text:style-name="P64"><text:a xlink:type="simple" xlink:href="#__RefHeading__9781_426781434" text:style-name="Internet_20_link" text:visited-style-name="Internet_20_link">DvEncapsulated</text:a><text:tab/>26</text:p>
          <text:p text:style-name="P64"><text:a xlink:type="simple" xlink:href="#__RefHeading__9783_426781434" text:style-name="Internet_20_link" text:visited-style-name="Internet_20_link">DvParsable</text:a><text:tab/>26</text:p>
          <text:p text:style-name="P64"><text:a xlink:type="simple" xlink:href="#__RefHeading__9785_426781434" text:style-name="Internet_20_link" text:visited-style-name="Internet_20_link">DvMedia</text:a><text:tab/>27</text:p>
          <text:p text:style-name="P64"><text:a xlink:type="simple" xlink:href="#__RefHeading__9787_426781434" text:style-name="Internet_20_link" text:visited-style-name="Internet_20_link">DvInterval</text:a><text:tab/>29</text:p>
          <text:p text:style-name="P64"><text:a xlink:type="simple" xlink:href="#__RefHeading__9789_426781434" text:style-name="Internet_20_link" text:visited-style-name="Internet_20_link">ReferenceRange</text:a><text:tab/>30</text:p>
          <text:p text:style-name="P64"><text:a xlink:type="simple" xlink:href="#__RefHeading__9791_426781434" text:style-name="Internet_20_link" text:visited-style-name="Internet_20_link">DvOrdered</text:a><text:tab/>31</text:p>
          <text:p text:style-name="P64"><text:a xlink:type="simple" xlink:href="#__RefHeading__9793_426781434" text:style-name="Internet_20_link" text:visited-style-name="Internet_20_link">DvOrdinal</text:a><text:tab/>32</text:p>
          <text:p text:style-name="P64"><text:a xlink:type="simple" xlink:href="#__RefHeading__9795_426781434" text:style-name="Internet_20_link" text:visited-style-name="Internet_20_link">DvQuantified</text:a><text:tab/>33</text:p>
          <text:p text:style-name="P64"><text:a xlink:type="simple" xlink:href="#__RefHeading__9797_426781434" text:style-name="Internet_20_link" text:visited-style-name="Internet_20_link">DvQuantity</text:a><text:tab/>34</text:p>
          <text:p text:style-name="P64"><text:a xlink:type="simple" xlink:href="#__RefHeading__9799_426781434" text:style-name="Internet_20_link" text:visited-style-name="Internet_20_link">DvCount</text:a><text:tab/>35</text:p>
          <text:p text:style-name="P64"><text:a xlink:type="simple" xlink:href="#__RefHeading__9801_426781434" text:style-name="Internet_20_link" text:visited-style-name="Internet_20_link">DvRatio</text:a><text:tab/>35</text:p>
          <text:p text:style-name="P64"><text:a xlink:type="simple" xlink:href="#__RefHeading__9803_426781434" text:style-name="Internet_20_link" text:visited-style-name="Internet_20_link">DvRate</text:a><text:tab/>36</text:p>
          <text:p text:style-name="P64"><text:a xlink:type="simple" xlink:href="#__RefHeading__9805_426781434" text:style-name="Internet_20_link" text:visited-style-name="Internet_20_link">DvProportion</text:a><text:tab/>37</text:p>
          <text:p text:style-name="P64"><text:a xlink:type="simple" xlink:href="#__RefHeading__9807_426781434" text:style-name="Internet_20_link" text:visited-style-name="Internet_20_link">DvTemporal</text:a><text:tab/>38</text:p>
          <text:p text:style-name="P64"><text:a xlink:type="simple" xlink:href="#__RefHeading__9809_426781434" text:style-name="Internet_20_link" text:visited-style-name="Internet_20_link">DvDateTime</text:a><text:tab/>38</text:p>
          <text:p text:style-name="P64"><text:a xlink:type="simple" xlink:href="#__RefHeading__9811_426781434" text:style-name="Internet_20_link" text:visited-style-name="Internet_20_link">DvDate</text:a><text:tab/>39</text:p>
          <text:p text:style-name="P64"><text:a xlink:type="simple" xlink:href="#__RefHeading__9813_426781434" text:style-name="Internet_20_link" text:visited-style-name="Internet_20_link">DvTime</text:a><text:tab/>39</text:p>
          <text:p text:style-name="P64"><text:a xlink:type="simple" xlink:href="#__RefHeading__9815_426781434" text:style-name="Internet_20_link" text:visited-style-name="Internet_20_link">DvDuration</text:a><text:tab/>40</text:p>
          <text:p text:style-name="P63"><text:a xlink:type="simple" xlink:href="#__RefHeading__9847_426781434" text:style-name="Internet_20_link" text:visited-style-name="Internet_20_link">Common</text:a><text:tab/>42</text:p>
          <text:p text:style-name="P64"><text:a xlink:type="simple" xlink:href="#__RefHeading__9861_426781434" text:style-name="Internet_20_link" text:visited-style-name="Internet_20_link">Locatable</text:a><text:tab/>42</text:p>
          <text:p text:style-name="P64"><text:a xlink:type="simple" xlink:href="#__RefHeading__6232_1319051942" text:style-name="Internet_20_link" text:visited-style-name="Internet_20_link">Definition</text:a><text:tab/>42</text:p>
          <text:p text:style-name="P64"><text:a xlink:type="simple" xlink:href="#__RefHeading__9857_426781434" text:style-name="Internet_20_link" text:visited-style-name="Internet_20_link">FeederAuditDetails</text:a><text:tab/>42</text:p>
          <text:p text:style-name="P64"><text:a xlink:type="simple" xlink:href="#__RefHeading__9859_426781434" text:style-name="Internet_20_link" text:visited-style-name="Internet_20_link">FeederAudit</text:a><text:tab/>44</text:p>
          <text:p text:style-name="P64"><text:a xlink:type="simple" xlink:href="#__RefHeading__9865_426781434" text:style-name="Internet_20_link" text:visited-style-name="Internet_20_link">Attestation</text:a><text:tab/>45</text:p>
          <text:p text:style-name="P64"><text:a xlink:type="simple" xlink:href="#__RefHeading__9867_426781434" text:style-name="Internet_20_link" text:visited-style-name="Internet_20_link">Participation</text:a><text:tab/>46</text:p>
          <text:p text:style-name="P64"><text:a xlink:type="simple" xlink:href="#__RefHeading__6234_1319051942" text:style-name="Internet_20_link" text:visited-style-name="Internet_20_link">PartyProxy</text:a><text:tab/>48</text:p>
          <text:p text:style-name="P64"><text:a xlink:type="simple" xlink:href="#__RefHeading__9851_426781434" text:style-name="Internet_20_link" text:visited-style-name="Internet_20_link">PartySelf</text:a><text:tab/>48</text:p>
          <text:p text:style-name="P64"><text:a xlink:type="simple" xlink:href="#__RefHeading__9853_426781434" text:style-name="Internet_20_link" text:visited-style-name="Internet_20_link">PartyIdentified</text:a><text:tab/>48</text:p>
          <text:p text:style-name="P64"><text:a xlink:type="simple" xlink:href="#__RefHeading__9871_426781434" text:style-name="Internet_20_link" text:visited-style-name="Internet_20_link">ExceptionalValue</text:a><text:tab/>49</text:p>
          <text:p text:style-name="P64"><text:a xlink:type="simple" xlink:href="#__RefHeading__9873_426781434" text:style-name="Internet_20_link" text:visited-style-name="Internet_20_link">NI</text:a><text:tab/>49</text:p>
          <text:p text:style-name="P64"><text:a xlink:type="simple" xlink:href="#__RefHeading__9875_426781434" text:style-name="Internet_20_link" text:visited-style-name="Internet_20_link">MSK</text:a><text:tab/>50</text:p>
          <text:p text:style-name="P64"><text:a xlink:type="simple" xlink:href="#__RefHeading__9877_426781434" text:style-name="Internet_20_link" text:visited-style-name="Internet_20_link">NA</text:a><text:tab/>50</text:p>
          <text:p text:style-name="P64"><text:a xlink:type="simple" xlink:href="#__RefHeading__9879_426781434" text:style-name="Internet_20_link" text:visited-style-name="Internet_20_link">UNK</text:a><text:tab/>50</text:p>
          <text:p text:style-name="P64"><text:a xlink:type="simple" xlink:href="#__RefHeading__9881_426781434" text:style-name="Internet_20_link" text:visited-style-name="Internet_20_link">INV</text:a><text:tab/>50</text:p>
          <text:p text:style-name="P64"><text:a xlink:type="simple" xlink:href="#__RefHeading__9883_426781434" text:style-name="Internet_20_link" text:visited-style-name="Internet_20_link">DER</text:a><text:tab/>50</text:p>
          <text:p text:style-name="P64"><text:a xlink:type="simple" xlink:href="#__RefHeading__9885_426781434" text:style-name="Internet_20_link" text:visited-style-name="Internet_20_link">UNC</text:a><text:tab/>50</text:p>
          <text:p text:style-name="P64"><text:a xlink:type="simple" xlink:href="#__RefHeading__9887_426781434" text:style-name="Internet_20_link" text:visited-style-name="Internet_20_link">OTH</text:a><text:tab/>51</text:p>
          <text:p text:style-name="P64"><text:a xlink:type="simple" xlink:href="#__RefHeading__9889_426781434" text:style-name="Internet_20_link" text:visited-style-name="Internet_20_link">ASKU</text:a><text:tab/>51</text:p>
          <text:p text:style-name="P64"><text:a xlink:type="simple" xlink:href="#__RefHeading__9891_426781434" text:style-name="Internet_20_link" text:visited-style-name="Internet_20_link">ASKR</text:a><text:tab/>51</text:p>
          <text:p text:style-name="P64"><text:a xlink:type="simple" xlink:href="#__RefHeading__9893_426781434" text:style-name="Internet_20_link" text:visited-style-name="Internet_20_link">NASK</text:a><text:tab/>51</text:p>
          <text:p text:style-name="P64"><text:a xlink:type="simple" xlink:href="#__RefHeading__9895_426781434" text:style-name="Internet_20_link" text:visited-style-name="Internet_20_link">QS</text:a><text:tab/>51</text:p>
          <text:p text:style-name="P64"><text:a xlink:type="simple" xlink:href="#__RefHeading__9897_426781434" text:style-name="Internet_20_link" text:visited-style-name="Internet_20_link">TRC</text:a><text:tab/>51</text:p>
          <text:p text:style-name="P64"><text:soft-page-break/><text:a xlink:type="simple" xlink:href="#__RefHeading__9899_426781434" text:style-name="Internet_20_link" text:visited-style-name="Internet_20_link">NINF</text:a><text:tab/>52</text:p>
          <text:p text:style-name="P64"><text:a xlink:type="simple" xlink:href="#__RefHeading__9901_426781434" text:style-name="Internet_20_link" text:visited-style-name="Internet_20_link">PINF</text:a><text:tab/>52</text:p>
          <text:p text:style-name="P64"><text:a xlink:type="simple" xlink:href="#__RefHeading__9903_426781434" text:style-name="Internet_20_link" text:visited-style-name="Internet_20_link">NAV</text:a><text:tab/>52</text:p>
          <text:p text:style-name="P63"><text:a xlink:type="simple" xlink:href="#__RefHeading__9905_426781434" text:style-name="Internet_20_link" text:visited-style-name="Internet_20_link">Structures</text:a><text:tab/>53</text:p>
          <text:p text:style-name="P64"><text:a xlink:type="simple" xlink:href="#__RefHeading__9917_426781434" text:style-name="Internet_20_link" text:visited-style-name="Internet_20_link">Item</text:a><text:tab/>53</text:p>
          <text:p text:style-name="P64"><text:a xlink:type="simple" xlink:href="#__RefHeading__9919_426781434" text:style-name="Internet_20_link" text:visited-style-name="Internet_20_link">Slot</text:a><text:tab/>53</text:p>
          <text:p text:style-name="P64"><text:a xlink:type="simple" xlink:href="#__RefHeading__9921_426781434" text:style-name="Internet_20_link" text:visited-style-name="Internet_20_link">Element</text:a><text:tab/>53</text:p>
          <text:p text:style-name="P64"><text:a xlink:type="simple" xlink:href="#__RefHeading__9923_426781434" text:style-name="Internet_20_link" text:visited-style-name="Internet_20_link">Cluster</text:a><text:tab/>54</text:p>
          <text:p text:style-name="P63"><text:a xlink:type="simple" xlink:href="#__RefHeading__9935_426781434" text:style-name="Internet_20_link" text:visited-style-name="Internet_20_link">Content</text:a><text:tab/>55</text:p>
          <text:p text:style-name="P64"><text:a xlink:type="simple" xlink:href="#__RefHeading__9945_426781434" text:style-name="Internet_20_link" text:visited-style-name="Internet_20_link">Entry</text:a><text:tab/>55</text:p>
          <text:p text:style-name="P64"><text:a xlink:type="simple" xlink:href="#__RefHeading__9947_426781434" text:style-name="Internet_20_link" text:visited-style-name="Internet_20_link">AdminEntry</text:a><text:tab/>56</text:p>
          <text:p text:style-name="P64"><text:a xlink:type="simple" xlink:href="#__RefHeading__9947_4267814341" text:style-name="Internet_20_link" text:visited-style-name="Internet_20_link">DemographicEntry</text:a><text:tab/>57</text:p>
          <text:p text:style-name="P64"><text:a xlink:type="simple" xlink:href="#__RefHeading__9949_426781434" text:style-name="Internet_20_link" text:visited-style-name="Internet_20_link">CareEntry</text:a><text:tab/>57</text:p>
          <text:p text:style-name="P63"><text:a xlink:type="simple" xlink:href="#__RefHeading__9981_426781434" text:style-name="Internet_20_link" text:visited-style-name="Internet_20_link">Constraint</text:a><text:tab/>59</text:p>
          <text:p text:style-name="P64"><text:a xlink:type="simple" xlink:href="#__RefHeading__9987_426781434" text:style-name="Internet_20_link" text:visited-style-name="Internet_20_link">CCD</text:a><text:tab/>59</text:p>
          <text:p text:style-name="P62"><text:a xlink:type="simple" xlink:href="#__RefHeading__11009_746337490" text:style-name="Internet_20_link" text:visited-style-name="Internet_20_link">Healthcare Knowledge Component Repository</text:a><text:tab/>61</text:p>
          <text:p text:style-name="P63"><text:a xlink:type="simple" xlink:href="#__RefHeading__9991_426781434" text:style-name="Internet_20_link" text:visited-style-name="Internet_20_link">Managing CCDs</text:a><text:tab/>61</text:p>
          <text:p text:style-name="P62"><text:a xlink:type="simple" xlink:href="#__RefHeading__11011_746337490" text:style-name="Internet_20_link" text:visited-style-name="Internet_20_link">OSHIP</text:a><text:tab/>62</text:p>
          <text:p text:style-name="P63"><text:a xlink:type="simple" xlink:href="#__RefHeading__9993_426781434" text:style-name="Internet_20_link" text:visited-style-name="Internet_20_link">OSHIPpy</text:a><text:tab/>62</text:p>
          <text:p text:style-name="P63"><text:a xlink:type="simple" xlink:href="#__RefHeading__9995_426781434" text:style-name="Internet_20_link" text:visited-style-name="Internet_20_link">OSHIPjava</text:a><text:tab/>62</text:p>
          <text:p text:style-name="P63"><text:a xlink:type="simple" xlink:href="#__RefHeading__9997_426781434" text:style-name="Internet_20_link" text:visited-style-name="Internet_20_link">OSHIPrb</text:a><text:tab/>62</text:p>
          <text:p text:style-name="P63"><text:a xlink:type="simple" xlink:href="#__RefHeading__9999_426781434" text:style-name="Internet_20_link" text:visited-style-name="Internet_20_link">OSHIPcpp</text:a><text:tab/>62</text:p>
          <text:p text:style-name="P63"><text:a xlink:type="simple" xlink:href="#__RefHeading__20578_426781434" text:style-name="Internet_20_link" text:visited-style-name="Internet_20_link">OSHIPlua</text:a><text:tab/>62</text:p>
        </text:index-body>
      </text:table-of-content>
      <text:p text:style-name="P55"/>
      <text:h text:style-name="P74" text:outline-level="1"><text:bookmark-start text:name="__RefHeading__10999_746337490"/>Front Matter<text:bookmark-end text:name="__RefHeading__10999_746337490"/></text:h>
      <text:p text:style-name="P8"/>
      <text:h text:style-name="P85" text:outline-level="2"><text:bookmark-start text:name="__RefHeading__9719_426781434"/>Acknowledgements<text:bookmark-end text:name="__RefHeading__9719_426781434"/></text:h>
      <text:p text:style-name="P8"/>
      <text:p text:style-name="P35">This work has received financial and in-kind support from the following persons and organizations: </text:p>
      <text:list xml:id="list2748842962" text:style-name="L1">
        <text:list-item>
          <text:p text:style-name="P68">National Institute of Science and Technology on Medicine Assisted by Scientific Computing (INCT-MACC), coordinated by the National Laboratory of Scientific Computing (macc.lncc.br)</text:p>
        </text:list-item>
        <text:list-item>
          <text:p text:style-name="P68">Multilevel Healthcare Information Modeling Laboratory, Associated to the INCT-MACC (mlhim.lampada.uerj.br)</text:p>
        </text:list-item>
        <text:list-item>
          <text:p text:style-name="P68">Timothy W. Cook, Independent Consultant </text:p>
        </text:list-item>
        <text:list-item>
          <text:p text:style-name="P68">Roger Erens, Independent Consultant</text:p>
          <text:p text:style-name="P69"/>
        </text:list-item>
      </text:list>
      <text:h text:style-name="P85" text:outline-level="2"><text:bookmark-start text:name="__RefHeading__9721_426781434"/>Using the MLHIM Reference Manual<text:bookmark-end text:name="__RefHeading__9721_426781434"/></text:h>
      <text:p text:style-name="P8"/>
      <text:p text:style-name="P35">This section describes typographical conventions and other information to help you get the most from this document. </text:p>
      <text:p text:style-name="P38">The intended audience for this manual includes; software developers, systems analysts and knowledge workers in the healthcare domain. It is assumed that the reader has knowledge of object-oriented notation, concepts and software construction practices. </text:p>
      <text:p text:style-name="P38">In the PDF release of these specifications cross reference links are denoted by a number inside square brackets i.e. <text:s/>[5]. <text:s text:c="2"/></text:p>
      <text:p text:style-name="P39"/>
      <text:h text:style-name="P85" text:outline-level="2"><text:bookmark-start text:name="__RefHeading__9723_426781434"/>Release Information<text:bookmark-end text:name="__RefHeading__9723_426781434"/></text:h>
      <text:p text:style-name="P8"/>
      <text:p text:style-name="P35">The official published version is in PDF format in the English language. The ODT version is always considered a work in progress. <text:s/>Each version of the PDF release will carry a version number that is the date of release followed by the language code and locality code. <text:s/>As an example, a release in English on January 1, 2011 will have the filename: </text:p>
      <text:p text:style-name="P38">mlhim-ref-man-2011-01-01-en-US.pdf <text:s text:c="2"/></text:p>
      <text:p text:style-name="P19"/>
      <text:h text:style-name="P85" text:outline-level="2"><text:bookmark-start text:name="__RefHeading__13069_2043601038"/>Error Reporting<text:bookmark-end text:name="__RefHeading__13069_2043601038"/></text:h>
      <text:p text:style-name="P8"/>
      <text:p text:style-name="P7"><text:span text:style-name="T16">Please report all errors in documentation and/or in the specifications of the information model as bug reports at the Launchpad development site. <text:s/>It is easy to do and a great way to give back. <text:s/>See: <text:s/></text:span><text:a xlink:type="simple" xlink:href="https://bugs.launchpad.net/mlhim-specs"><text:span text:style-name="T16">https://bugs.launchpad.net/mlhim-specs</text:span></text:a><text:span text:style-name="T16"> </text:span></text:p>
      <text:p text:style-name="P9"/>
      <text:h text:style-name="P85" text:outline-level="2"><text:bookmark-start text:name="__RefHeading__9725_426781434"/>Pronunciation<text:bookmark-end text:name="__RefHeading__9725_426781434"/></text:h>
      <text:p text:style-name="P8"/>
      <text:p text:style-name="P35">MLHIM is pronounced muh-leem. Click Hear How It Sounds for when it is used in spoken English language such as presentations or general discussions. </text:p>
      <text:p text:style-name="P39"/>
      <text:p text:style-name="P38"/>
      <text:h text:style-name="P87" text:outline-level="2"/>
      <text:h text:style-name="P91" text:outline-level="2"><text:bookmark-start text:name="__RefHeading__9727_426781434"/>Conformance<text:bookmark-end text:name="__RefHeading__9727_426781434"/></text:h>
      <text:p text:style-name="P8"/>
      <text:p text:style-name="Text_20_body">Conformance to these specification are represented in a Language Implementation Specification (LIS). A LIS is formal document detailing the mappings and conventions used in relation to these specifications. </text:p>
      <text:p text:style-name="P4">A LIS is in direct conformance to these specifications when: </text:p>
      <text:list xml:id="list1372537941" text:style-name="L2">
        <text:list-item>
          <text:p text:style-name="P80">All datatypes are defined and mapped. </text:p>
        </text:list-item>
        <text:list-item>
          <text:p text:style-name="P80">the value spaces of the healthcare datatypes used by the entity to be identical to the value spaces specified herein </text:p>
        </text:list-item>
        <text:list-item>
          <text:p text:style-name="P80">to the extent that the entity provides operations other than movement or translation of values, define operations on the healthcare datatypes which can be derived from, or are otherwise consistent with the characterizing operations specified herein</text:p>
          <text:p text:style-name="P81"/>
        </text:list-item>
      </text:list>
      <text:h text:style-name="P85" text:outline-level="2"><text:bookmark-start text:name="__RefHeading__9729_426781434"/>Compliance<text:bookmark-end text:name="__RefHeading__9729_426781434"/></text:h>
      <text:p text:style-name="P8"/>
      <text:p text:style-name="Text_20_body">These specifications:</text:p>
      <text:list xml:id="list2777859081" text:style-name="L3">
        <text:list-item>
          <text:p text:style-name="P65">are in indirect conformance with ISO/DIS 21090/2008 </text:p>
        </text:list-item>
        <text:list-item>
          <text:p text:style-name="P65">are in compliance with applicable sections of ISO 18308/2008</text:p>
        </text:list-item>
        <text:list-item>
          <text:p text:style-name="P65">are in compliance with applicable sections of ISO/TR 20514:2005</text:p>
        </text:list-item>
        <text:list-item>
          <text:p text:style-name="P66">are in compliance with applicable sections of ISO 13606-1:2007</text:p>
        </text:list-item>
        <text:list-item>
          <text:p text:style-name="P66">are in conformance with W3C XML Schema Definition Language (XSD) 1.1</text:p>
        </text:list-item>
      </text:list>
      <text:h text:style-name="P84" text:outline-level="2"><text:bookmark-start text:name="__RefHeading__14400_810339579"/>Introduction<text:bookmark-end text:name="__RefHeading__14400_810339579"/></text:h>
      <text:p text:style-name="P8"/>
      <text:p text:style-name="P23"><text:span text:style-name="T16">The Multi-Level Health Information Modeling (</text:span><text:a xlink:type="simple" xlink:href="http://www.mlhim.org/"><text:span text:style-name="T16">MLHIM</text:span></text:a><text:span text:style-name="T16">) specifications are partially derived from </text:span><text:a xlink:type="simple" xlink:href="http://www.iso.org/iso/home.html"><text:span text:style-name="T16">ISO</text:span></text:a><text:span text:style-name="T16"> Healthcare Information Standards and the </text:span><text:a xlink:type="simple" xlink:href="http://www.openehr.org/"><text:span text:style-name="T17">open</text:span></text:a><text:a xlink:type="simple" xlink:href="http://www.openehr.org/"><text:span text:style-name="T16">EHR</text:span></text:a><text:span text:style-name="T16"> 1.0.2 specifications and the intent is that MLHIM 1.x be technologically inter-operable with </text:span><text:span text:style-name="T17">open</text:span><text:span text:style-name="T16">EHR. </text:span></text:p>
      <text:p text:style-name="P19">MLHIM 2.x (this document and related artifacts) introduces modernization through the use of XML technologies and reducing complexity without sacrificing interoperability as well as improved modeling tools as well as 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 relationships in healthcare information while maintaining the original semantics across all applications; for all time. </text:p>
      <text:p text:style-name="P19">We invite you to join us in this effort to maintain the specifications and build great, translatable healthcare tools and applications for global use. </text:p>
      <text:p text:style-name="P19">International input is encouraged in order for the MLHIM specifications to be truly interoperable, available to everyone in all languages and most of all, implementable by mere mortals. </text:p>
      <text:p text:style-name="P19">In actual implementation in languages other than XML Schema and related XML technologies, the packages/classes should be implemented per the standard language naming format. A Language Implementation Specification (LIS) should be created for each language. For example MLHIM-Python-LIS.odt or MLHIM-Java-LIS.odt.</text:p>
      <text:p text:style-name="P19"/>
      <text:p text:style-name="P5"><text:soft-page-break/>MLHIM intentionally does not specify full behavior within a 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P2"/>
      <text:p text:style-name="P2">The generic class names in the specification documents are in CamelCase type. <text:s/>Since this is most typical of implementation usage. <text:s/></text:p>
      <text:p text:style-name="P2"/>
      <text:p text:style-name="P2">Only the reference model is implemented in software. The domain knowledge models are implemented in the XML Schema language and they represent constraints on the reference model. These knowledge models are called Concept Constraint Definitions and the acronyms CCD and CCDs are used throughout MLHIM documents to mean these XML Schema files. This means that, since CCDs form a model that allows the creation of data instances from and according to a specific CCD, it is ensured that the data instances will be valid. However, any data instance should be able to be imported into any MLHIM based application since the root data model is the reference model. But, the full semantics of that data will not be known unless and until the defining CCD is available to that application. </text:p>
      <text:p text:style-name="P2"/>
      <text:p text:style-name="P2">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P3"/>
      <text:h text:style-name="P70" text:outline-level="1"/>
      <text:h text:style-name="P75" text:outline-level="1"/>
      <text:h text:style-name="P77" text:outline-level="1"><text:bookmark-start text:name="__RefHeading__8790_252205679"/>The MLHIM Eco-System<text:bookmark-end text:name="__RefHeading__8790_252205679"/></text:h>
      <text:p text:style-name="P8"/>
      <text:p text:style-name="P9">It is important here to describe all of the components of the MLHIM conceptual eco-system in order for the reader to appreciate the scope of MLHIM and the importance of the governance policies. </text:p>
      <text:p text:style-name="P9">At the base of the 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 purpose specific devices such as a home blood pressure monitor. <text:s/></text:p>
      <text:p text:style-name="P9"/>
      <text:p text:style-name="P9">The next level of the multi-level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ext:s/>Basically this is inheritance in XML Schema. <text:s text:c="2"/></text:p>
      <text:p text:style-name="P9"/>
      <text:p text:style-name="P9">Since a CCD (by definition) can only narrow the constraints of the RM. Then any data instance that is compliant with a CCD is also compliant in any software application that implements the RM. <text:s text:c="2"/>Even if the CCD is not available, an application can know how to display and even analyze certain information. <text:s/>However, the MLHIM eco-system concept does expect that every CCD for any published information is available to the receiving system(s). </text:p>
      <text:p text:style-name="P8">This is not to imply that all CCDs must be publicly available. <text:s/>It is possible to maintain a set of CCDs within a certain political jurisdiction or within a certain professional sector. <text:s/>Simply install <text:span text:style-name="T14">a copy of the Healthcare Knowledge Component Repository (HKCR) (http://www.hkcr.net)</text:span> and restrict access as required. <text:s/></text:p>
      <text:p text:style-name="P8">This is now the point where the MLHIM eco-system is in contrast to the top-down approach used by 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s text:c="2"/>In MLHIM, participants at any level are encouraged to create concept models that fit their needs. <text:s/>The RM has very little semantic context in it to get in the way. <text:s/>This allows structures to be created as the modeler sees fit for purpose. <text:s/>There is no inherent idea of a specific application in the RM, such as an EHR, EMR, etc. <text:s text:c="3"/>This provides an opening for small, purpose specific apps such as mobile <text:s/>or portable device software as well. <text:s/></text:p>
      <text:p text:style-name="P8">In MLHIM, there is room for thousands of CCDs to describe blood pressure (or any other phenomena) vs. a single model that must encompass all descriptions/uses/etc. Each CCD is uniquely identified by a Version 4 Universal Unique Identifier (UUID)<text:note text:id="ftn1" text:note-class="footnote"><text:note-citation>1</text:note-citation><text:note-body><text:p text:style-name="P50">http://en.wikipedia.org/wiki/Universally_unique_identifier</text:p></text:note-body></text:note> prefixed with 'ccd_'. <text:s/>CCDs are pluggable so that modelers can use small CCDs to create any size concept, document, etc. needed. <text:s/>Modelers and developers can create systems that allow users to choose between a selection of CCDs to include at specific points, at run-time. <text:s/></text:p>
      <text:p text:style-name="P8">With MLHIM CCDs you can deliver your data with complete syntactic interoperability and as much semantic interoperability as the modeler chose to include in the CCD. <text:s/></text:p>
      <text:p text:style-name="P6"><text:soft-page-break/><text:span text:style-name="T16">The governance of CCDs is straight forward. <text:s/>A web application known as the HKCR lives at </text:span><text:a xlink:type="simple" xlink:href="http://www.hkcr.net/"><text:span text:style-name="T16">http://www.hkcr.net</text:span></text:a><text:span text:style-name="T16"> <text:s/>Anyone may install a copy of this for local use as well for performance reasons or if there is a need for some CCDs to not be published globally. <text:s/>Anyone may signup for an account on HKCR.net and anyone may create CCDs and submit them for publication. <text:s/>The only check that is made is that there is a valid XSD file. <text:s/>The content is completely up to the modeler and any potential users. <text:s/>Like other global meritocracies, those that create good and useful models will see theirs reused many times. <text:s/>Others, not so much. <text:s text:c="3"/></text:span></text:p>
      <text:p text:style-name="P8"/>
      <text:p text:style-name="P8"><text:s text:c="2"/></text:p>
      <text:p text:style-name="P8"/>
      <text:p text:style-name="P8"/>
      <text:h text:style-name="P75" text:outline-level="1"/>
      <text:h text:style-name="P77" text:outline-level="1"><text:bookmark-start text:name="__RefHeading__11003_746337490"/>MLHIM Modelling<text:bookmark-end text:name="__RefHeading__11003_746337490"/></text:h>
      <text:p text:style-name="P8"/>
      <text:h text:style-name="P85" text:outline-level="2"><text:bookmark-start text:name="__RefHeading__9731_426781434"/>Approach<text:bookmark-end text:name="__RefHeading__9731_426781434"/></text:h>
      <text:p text:style-name="P8"/>
      <text:p text:style-name="P38">The MLHIM specifications are arranged into packages. These packages represent logical groupings of classes providing ease of consistent implementation. That said, the MLHIM RM is contained in a single XML Schema, mlhim2.xsd.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P38">In MLHIM 1.x.y these constraints were known as archetypes, expressed in a domain specific language (DSL) called the archetype definition language (ADL). This language is based on a specific model called the archetype object model (AOM). </text:p>
      <text:p text:style-name="P38">In MLHIM 2.x and later, we use an XML Schema (XSD) representation called a Concept Constraint Definition (CCD). <text:s/>This allows MLHIM to use the XML Schema language as well as XPath, as the constraint languages. <text:s/>This provides the MLHIM development community with an approach to using multi-level modelling in healthcare using standardized tools and technologies. <text:s/></text:p>
      <text:p text:style-name="P38">CCDs may contain other CCDs in a structure called a Slot. This provides a basis for selection and reuse, at runtime, of commonly occurring concepts within a larger context. A CCD is 'ideally', a maximal data model for a concept. However, as has been learned from other approaches, the concept of a maximal data model for a concept is still restricted to the knowledge and context of that particular domain expert. This means that from a global perspective there may be several CCDs that purport to fill the same need. <text:s/>There is no conflict in the MLHIM world in this case as CCDs are named using the UUID. <text:s/>The CCD may be further constrained at the implementation level through the use of implementation templates in the selected framework. These templates shall be constructed in the implementation and may or may not be sharable across applications. <text:s/>The MLHIM specifications do not play any role in defining what these templates look like or perform like. <text:s/>They are only mentioned here as a way of making note that applications will require a user interface template layer to be functional. </text:p>
      <text:p text:style-name="P38">The real advantage to using the MLHIM approach to health care information modelling is that it provides for a wide variety of healthcare applications to be developed based on the broad concepts defined in the reference model. Then by having domain experts within the healthcare field define and create the CCDs. They can then be shared across multiple applications so that the structure of the data is not locked into one specific application. But can be exchanged among many different applications. This properly implements the separation of roles between IT people and domain experts.</text:p>
      <text:p text:style-name="P38"/>
      <text:p text:style-name="P38"/>
      <text:p text:style-name="P38">To demonstrate the differences between the MLHIM approach and the typical data model design approach we will use two common metaphors. </text:p>
      <text:list xml:id="list1856083081" text:style-name="L4">
        <text:list-item>
          <text:p text:style-name="P82"><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 into a different puzzle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six sides. It cannot, reasonably, be extended to incorporate new pieces (concepts) discovered after the initial design. </text:p>
        </text:list-item>
        <text:list-item>
          <text:p text:style-name="P82">The multi-level approach used in MLHIM is akin to creating models (applications) using the popular toy blocks made by Lego<text:span text:style-name="T19">®</text:span> and other companies. If you compare a box of these interlocking blocks to the reference model and the instructions to creating a specific toy model (software application), where these instructions present a concept constraint.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P38"/>
      <text:p text:style-name="P19"/>
      <text:h text:style-name="P87" text:outline-level="2"/>
      <text:p text:style-name="P13"/>
      <text:h text:style-name="P78" text:outline-level="1"><text:bookmark-start text:name="__RefHeading__14402_810339579"/>Constraint Definitions<text:bookmark-end text:name="__RefHeading__14402_810339579"/></text:h>
      <text:p text:style-name="P10"><text:bookmark text:name="Constraint Definitions"/></text:p>
      <text:p text:style-name="P9">A Constraint Definition Designer (CDD) is being developed. <text:s/>The CDD can be used now to create a shell XSD with the correct metadata entries. Each release is available in the Tools section of HKCR.net. <text:s/></text:p>
      <text:p text:style-name="P9">There is also a conceptual model of the information using the mind mapping software, XMind. <text:s/>It provides domain experts a copy/paste method of building up the structures to define a certain concept. </text:p>
      <text:p text:style-name="P9"/>
      <text:p text:style-name="Standard">See: <text:a xlink:type="simple" xlink:href="http://www.hkcr.net/tools">http://www.hkcr.net/tools</text:a> </text:p>
      <text:p text:style-name="Standard"/>
      <text:p text:style-name="Standard"/>
      <text:h text:style-name="Heading_20_1" text:outline-level="1"><text:bookmark-start text:name="__RefHeading__14404_810339579"/>Implementations<text:bookmark-end text:name="__RefHeading__14404_810339579"/></text:h>
      <text:p text:style-name="Text_20_body">It is the intent of the MLHIM team to maintain implementations and documentation is all major programming languages. <text:s/>Volunteers to manage these are requested. </text:p>
      <text:h text:style-name="Heading_20_2" text:outline-level="2"><text:bookmark-start text:name="__RefHeading__14406_810339579"/>XML Schema<text:bookmark-end text:name="__RefHeading__14406_810339579"/></text:h>
      <text:p text:style-name="Text_20_body">The reference implementation is expressed in XML Schema. <text:s/>Each release package contains mlhim2.xsd as well as this and other documentation. <text:s/>The release and current development schemas live at the namespace on MLHIM.org <text:s/>See: <text:a xlink:type="simple" xlink:href="http://www.mlhim.org/xmls/mlhim2">http://www.mlhim.org/xmls/mlhim2</text:a> </text:p>
      <text:p text:style-name="Text_20_body"/>
      <text:h text:style-name="Heading_20_2" text:outline-level="2"><text:bookmark-start text:name="__RefHeading__14408_810339579"/>Python<text:bookmark-end text:name="__RefHeading__14408_810339579"/></text:h>
      <text:p text:style-name="Text_20_body">Looking for volunteers.</text:p>
      <text:p text:style-name="Text_20_body">See: <text:a xlink:type="simple" xlink:href="https://launchpad.net/oshippy">https://launchpad.net/oshippy</text:a> </text:p>
      <text:p text:style-name="Text_20_body"/>
      <text:h text:style-name="Heading_20_2" text:outline-level="2"><text:bookmark-start text:name="__RefHeading__14410_810339579"/>Java<text:bookmark-end text:name="__RefHeading__14410_810339579"/></text:h>
      <text:p text:style-name="Text_20_body">Looking for volunteers.</text:p>
      <text:p text:style-name="Text_20_body">See: <text:a xlink:type="simple" xlink:href="https://launchpad.net/oshipjava">https://launchpad.net/oshipjava</text:a> </text:p>
      <text:p text:style-name="Text_20_body"/>
      <text:h text:style-name="Heading_20_2" text:outline-level="2"><text:bookmark-start text:name="__RefHeading__14412_810339579"/>Ruby<text:bookmark-end text:name="__RefHeading__14412_810339579"/></text:h>
      <text:p text:style-name="Text_20_body">Looking for volunteers.</text:p>
      <text:p text:style-name="Text_20_body">See: <text:a xlink:type="simple" xlink:href="https://launchpad.net/oshiprb">https://launchpad.net/oshiprb</text:a> </text:p>
      <text:p text:style-name="Text_20_body"><text:soft-page-break/></text:p>
      <text:h text:style-name="Heading_20_2" text:outline-level="2"><text:bookmark-start text:name="__RefHeading__14414_810339579"/>C++<text:bookmark-end text:name="__RefHeading__14414_810339579"/></text:h>
      <text:p text:style-name="Text_20_body">Looking for volunteers.</text:p>
      <text:p text:style-name="Text_20_body">See: <text:a xlink:type="simple" xlink:href="https://launchpad.net/oshipcpp">https://launchpad.net/oshipcpp</text:a> <text:s/></text:p>
      <text:p text:style-name="Text_20_body"/>
      <text:h text:style-name="Heading_20_2" text:outline-level="2"><text:bookmark-start text:name="__RefHeading__14416_810339579"/>Lua<text:bookmark-end text:name="__RefHeading__14416_810339579"/></text:h>
      <text:p text:style-name="Text_20_body">Looking for volunteers.</text:p>
      <text:p text:style-name="Text_20_body">See: <text:a xlink:type="simple" xlink:href="https://launchpad.net/oshiplua">https://launchpad.net/oshiplua</text:a> </text:p>
      <text:p text:style-name="Text_20_body"/>
      <text:h text:style-name="Heading_20_2" text:outline-level="2"><text:bookmark-start text:name="__RefHeading__14418_810339579"/>.Net<text:bookmark-end text:name="__RefHeading__14418_810339579"/></text:h>
      <text:p text:style-name="Text_20_body">Looking for volunteers.</text:p>
      <text:p text:style-name="Text_20_body">See: <text:a xlink:type="simple" xlink:href="https://launchpad.net/oship">https://launchpad.net/oship</text:a></text:p>
      <text:p text:style-name="Text_20_body"/>
      <text:h text:style-name="Heading_20_2" text:outline-level="2"><text:bookmark-start text:name="__RefHeading__14420_810339579"/>VisualBasic<text:bookmark-end text:name="__RefHeading__14420_810339579"/></text:h>
      <text:p text:style-name="Text_20_body">Looking for volunteers.</text:p>
      <text:p text:style-name="Text_20_body">See: <text:a xlink:type="simple" xlink:href="https://launchpad.net/oshippy">https://launchpad.net/oship</text:a> </text:p>
      <text:p text:style-name="Text_20_body"/>
      <text:p text:style-name="Text_20_body">We are open to suggestions for others. </text:p>
      <text:p text:style-name="Text_20_body"/>
      <text:p text:style-name="Text_20_body"/>
      <text:p text:style-name="Text_20_body"/>
      <text:h text:style-name="P79" text:outline-level="1"><text:bookmark-start text:name="__RefHeading__14422_810339579"/>Best Practices<text:bookmark-end text:name="__RefHeading__14422_810339579"/></text:h>
      <text:p text:style-name="Text_20_body">The following is an unordered list drawn from implementers questions and experience. Primarily in creating CCDs but including some application development level suggestions as well.</text:p>
      <text:p text:style-name="Text_20_body"/>
      <text:h text:style-name="Heading_20_3" text:outline-level="3"><text:bookmark-start text:name="__RefHeading__14424_810339579"/>How To Migrate a Legacy System<text:bookmark-end text:name="__RefHeading__14424_810339579"/></text:h>
      <text:p text:style-name="Text_20_body">The first requirement is to have a good data dictionary of the existing system. <text:s/>Then convert each of these definitions into separate CCDs. <text:s/>The MLHIM research team at LA_MLHIM has experience converting Common Data Element definitions from the US National Cancer Institute to discrete CCDs. <text:s/>These CCDs can now be used to build larger concept CCDs for use in applications while remaining compliant with the structure and semantics of the legacy systems based on the NCI CDE. <text:s/>We used a simple Python script to extract the information from the NCI Standard Templates as .xls files. <text:s/>This script and example .xls files are available from the CDD repository at: <text:a xlink:type="simple" xlink:href="https://code.launchpad.net/cdd">https://code.launchpad.net/cdd</text:a> </text:p>
      <text:p text:style-name="Text_20_body"/>
      <text:p text:style-name="Text_20_body"/>
      <text:p text:style-name="Text_20_body"/>
      <text:p text:style-name="Text_20_body">Other suggestions appreciated.</text:p>
      <text:h text:style-name="P77" text:outline-level="1"><text:bookmark-start text:name="__RefHeading__14426_810339579"/>The Reference Model<text:bookmark-end text:name="__RefHeading__14426_810339579"/></text:h>
      <text:p text:style-name="P8"/>
      <text:p text:style-name="P6"><text:span text:style-name="T6">Please note</text:span><text:span text:style-name="T16">: <text:s/>Any discrepancies between this document and the XML Schema implementation is to be resolved by the XMLSchema. The automatically generated XML Schema documentation is available in PDF and downloadable HTML forms: </text:span><text:a xlink:type="simple" xlink:href="http://www.mlhim.org/documentation/specs/schema-docs"><text:span text:style-name="T16">http://www.mlhim.org/documentation/specs/schema-docs</text:span></text:a></text:p>
      <text:p text:style-name="P8"/>
      <text:p text:style-name="P6"><text:span text:style-name="T16">The sources are maintained on Launchpad.net at: </text:span><text:a xlink:type="simple" xlink:href="http://www.launchpad.net/mlhim-specs"><text:span text:style-name="T16">www.launchpad.net/mlhim-specs</text:span></text:a><text:span text:style-name="T16"> </text:span></text:p>
      <text:p text:style-name="P8">The best way to get the most recent changes are to create a Bazaar branch using: </text:p>
      <text:p text:style-name="P8">bzr branch lp:mlhim-specs <text:s text:c="3"/></text:p>
      <text:h text:style-name="P85" text:outline-level="2"/>
      <text:h text:style-name="P85" text:outline-level="2"/>
      <text:h text:style-name="P85" text:outline-level="2"><text:bookmark-start text:name="__RefHeading__9733_426781434"/>Assumed Types<text:bookmark-end text:name="__RefHeading__9733_426781434"/></text:h>
      <text:p text:style-name="P8"/>
      <text:p text:style-name="P8">There are several types that are assumed to be supported by the underlying implementation technology. These assumed types are based on XML Schema 1.1 Part 2 Datatypes.</text:p>
      <text:p text:style-name="P8"/>
      <text:p text:style-name="P8"><text:s text:c="3"/>They are described here. </text:p>
      <text:p text:style-name="P8"/>
      <text:h text:style-name="P93" text:outline-level="3"><text:bookmark-start text:name="__RefHeading__9735_426781434"/>a<text:bookmark-start text:name="Any"/>ny<text:bookmark-end text:name="Any"/>Type<text:bookmark-end text:name="__RefHeading__9735_426781434"/></text:h>
      <text:p text:style-name="P8"/>
      <text:p text:style-name="P8">Also sometimes called <text:span text:style-name="T1">Object.</text:span> This is the base class of the implementation technology.</text:p>
      <text:p text:style-name="P8"/>
      <text:h text:style-name="P93" text:outline-level="3"><text:bookmark-start text:name="__RefHeading__9737_426781434"/>b<text:bookmark-start text:name="Boolean"/>oolean<text:bookmark-end text:name="__RefHeading__9737_426781434"/><text:bookmark-end text:name="Boolean"/></text:h>
      <text:p text:style-name="P8"/>
      <text:p text:style-name="P8">Two state only. <text:s/>Either true or false.</text:p>
      <text:p text:style-name="P8"/>
      <text:h text:style-name="P93" text:outline-level="3"><text:bookmark-start text:name="__RefHeading__9739_426781434"/>s<text:bookmark-start text:name="String"/>tring<text:bookmark-end text:name="__RefHeading__9739_426781434"/><text:bookmark-end text:name="String"/></text:h>
      <text:p text:style-name="P18"/>
      <text:p text:style-name="P18">The string data type can contain characters, line feeds, carriage returns, and tab characters.</text:p>
      <text:p text:style-name="P18"/>
      <text:h text:style-name="P93" text:outline-level="3"><text:bookmark-start text:name="__RefHeading__10554_1595064103"/><text:bookmark-start text:name="normalizedString"/>normalizedS<text:bookmark-start text:name="String1"/>tring<text:bookmark-end text:name="__RefHeading__10554_1595064103"/><text:bookmark-end text:name="normalizedString"/><text:bookmark-end text:name="String1"/></text:h>
      <text:p text:style-name="P8"/>
      <text:p text:style-name="P8">The normalized string data type also contains characters, but all line feeds, carriage returns, and tab characters are removed.</text:p>
      <text:p text:style-name="P8"/>
      <text:h text:style-name="P93" text:outline-level="3"><text:bookmark-start text:name="__RefHeading__10556_1595064103"/><text:bookmark-start text:name="token"/>token<text:bookmark-end text:name="__RefHeading__10556_1595064103"/><text:bookmark-end text:name="token"/></text:h>
      <text:p text:style-name="P8"/>
      <text:p text:style-name="P8">The token data type also contains characters, but the <text:s/>line feeds, carriage returns, tabs, leading and trailing spaces are removed, and multiple spaces are replaced with one space.</text:p>
      <text:p text:style-name="P8"/>
      <text:h text:style-name="P93" text:outline-level="3"><text:bookmark-start text:name="__RefHeading__10558_1595064103"/><text:bookmark-start text:name="anyURI"/>anyURI<text:bookmark-end text:name="__RefHeading__10558_1595064103"/><text:bookmark-end text:name="anyURI"/></text:h>
      <text:p text:style-name="P8"/>
      <text:p text:style-name="P8">Specifies a URI.</text:p>
      <text:p text:style-name="P8"/>
      <text:h text:style-name="P93" text:outline-level="3"><text:bookmark-start text:name="__RefHeading__9741_426781434"/><text:soft-page-break/>h<text:bookmark-start text:name="Hash"/>ash<text:bookmark-end text:name="__RefHeading__9741_426781434"/><text:bookmark-end text:name="Hash"/></text:h>
      <text:p text:style-name="P8"/>
      <text:p text:style-name="P8">An enumeration of any type with a key:value combination. The keys must be unique.</text:p>
      <text:p text:style-name="P8"/>
      <text:h text:style-name="P93" text:outline-level="3"><text:bookmark-start text:name="__RefHeading__9743_426781434"/>l<text:bookmark-start text:name="List"/>ist<text:bookmark-end text:name="__RefHeading__9743_426781434"/><text:bookmark-end text:name="List"/></text:h>
      <text:p text:style-name="P8"/>
      <text:p text:style-name="P8">An ordered or unordered list of any type. </text:p>
      <text:p text:style-name="P8"/>
      <text:h text:style-name="P93" text:outline-level="3"><text:bookmark-start text:name="__RefHeading__9745_426781434"/>s<text:bookmark-start text:name="Set"/>et<text:bookmark-end text:name="__RefHeading__9745_426781434"/><text:bookmark-end text:name="Set"/></text:h>
      <text:p text:style-name="P8"/>
      <text:p text:style-name="P8">An ordered or unordered but unique list of any type.</text:p>
      <text:p text:style-name="P8"/>
      <text:p text:style-name="P18"/>
      <text:p text:style-name="P18"/>
      <text:h text:style-name="P94" text:outline-level="3"/>
      <text:h text:style-name="P100" text:outline-level="3"><text:bookmark-start text:name="__RefHeading__9747_426781434"/><text:bookmark-start text:name="Ordered"/>Ordered<text:bookmark-end text:name="Ordered"/> Types:<text:bookmark-end text:name="__RefHeading__9747_426781434"/></text:h>
      <text:h text:style-name="P93" text:outline-level="3"/>
      <text:h text:style-name="P93" text:outline-level="3"><text:bookmark-start text:name="__RefHeading__9749_426781434"/>d<text:bookmark-start text:name="DateTime"/>ateTime<text:bookmark-end text:name="__RefHeading__9749_426781434"/><text:bookmark-end text:name="DateTime"/></text:h>
      <text:p text:style-name="P18"/>
      <text:p text:style-name="P18">The dateTime data type is used to specify a date and a time.</text:p>
      <text:p text:style-name="P18"/>
      <text:p text:style-name="P18">The dateTime is specified in the following form "YYYY-MM-DDThh:mm:ss" where:</text:p>
      <text:p text:style-name="P18"/>
      <text:p text:style-name="P18"><text:s text:c="4"/>YYYY indicates the year</text:p>
      <text:p text:style-name="P18"><text:s text:c="4"/>MM indicates the month</text:p>
      <text:p text:style-name="P18"><text:s text:c="4"/>DD indicates the day</text:p>
      <text:p text:style-name="P18"><text:s text:c="4"/>T indicates the start of the required time section</text:p>
      <text:p text:style-name="P18"><text:s text:c="4"/>hh indicates the hour</text:p>
      <text:p text:style-name="P18"><text:s text:c="4"/>mm indicates the minute</text:p>
      <text:p text:style-name="P18"><text:s text:c="4"/>ss indicates the second</text:p>
      <text:p text:style-name="P18"/>
      <text:p text:style-name="P18">The following is an example of a dateTime declaration in a schema:</text:p>
      <text:p text:style-name="P18">&lt;xs:element name="startdate" type="xs:dateTime"/&gt;</text:p>
      <text:p text:style-name="P18"/>
      <text:p text:style-name="P18">An element in your document might look like this:</text:p>
      <text:p text:style-name="P18">&lt;startdate&gt;2002-05-30T09:00:00&lt;/startdate&gt;</text:p>
      <text:p text:style-name="P18"/>
      <text:p text:style-name="P18">Or it might look like this:</text:p>
      <text:p text:style-name="P37">&lt;startdate&gt;2002-05-30T09:30:10:05&lt;/startdate&gt;</text:p>
      <text:p text:style-name="P41"/>
      <text:h text:style-name="P99" text:outline-level="3"><text:bookmark-start text:name="__RefHeading__8792_252205679"/>Time Zones<text:bookmark-end text:name="__RefHeading__8792_252205679"/></text:h>
      <text:p text:style-name="P8"/>
      <text:p text:style-name="P8">To specify a time zone, you can either enter a dateTime in UTC time by adding a "Z" behind the time - like this:</text:p>
      <text:p text:style-name="P8">&lt;startdate&gt;2002-05-30T09:30:10Z&lt;/startdate&gt; </text:p>
      <text:p text:style-name="P8">or you can specify an offset from the UTC time by adding a positive or negative time behind the time - like this:</text:p>
      <text:p text:style-name="P8">&lt;startdate&gt;2002-05-30T09:30:10-06:00&lt;/startdate&gt;<text:line-break/><text:line-break/>or<text:line-break/><text:line-break/>&lt;startdate&gt;2002-05-30T09:30:10+06:00&lt;/startdate&gt; </text:p>
      <text:p text:style-name="P8"/>
      <text:h text:style-name="P102" text:outline-level="3"/>
      <text:h text:style-name="P103" text:outline-level="3"><text:bookmark-start text:name="__RefHeading__9751_426781434"/><text:span text:style-name="T12">d</text:span><text:bookmark-start text:name="Date"/>ate<text:bookmark-end text:name="__RefHeading__9751_426781434"/><text:bookmark-end text:name="Date"/></text:h>
      <text:p text:style-name="P18"/>
      <text:p text:style-name="P18">The date data type is used to specify a date.</text:p>
      <text:p text:style-name="P18"/>
      <text:p text:style-name="P18">The date is specified in the following form "YYYY-MM-DD" where:</text:p>
      <text:p text:style-name="P18"/>
      <text:p text:style-name="P18"><text:s text:c="4"/>YYYY indicates the year</text:p>
      <text:p text:style-name="P18"><text:s text:c="4"/>MM indicates the month</text:p>
      <text:p text:style-name="P18"><text:s text:c="4"/>DD indicates the day</text:p>
      <text:p text:style-name="P43"/>
      <text:p text:style-name="P43">An element in an XML Document <text:s/>might look like this:</text:p>
      <text:p text:style-name="P8">&lt;start&gt;2002-09-24&lt;/start&gt; </text:p>
      <text:p text:style-name="P8"/>
      <text:h text:style-name="P93" text:outline-level="3"><text:bookmark-start text:name="__RefHeading__9753_426781434"/>t<text:bookmark-start text:name="Time"/>ime<text:bookmark-end text:name="__RefHeading__9753_426781434"/><text:bookmark-end text:name="Time"/></text:h>
      <text:p text:style-name="P18"/>
      <text:p text:style-name="P18">The time data type is used to specify a time.</text:p>
      <text:p text:style-name="P18"/>
      <text:p text:style-name="P18">The time is specified in the following form "hh:mm:ss" where:</text:p>
      <text:p text:style-name="P18"/>
      <text:p text:style-name="P18"><text:s text:c="4"/>hh indicates the hour</text:p>
      <text:p text:style-name="P18"><text:s text:c="4"/>mm indicates the minute</text:p>
      <text:p text:style-name="P18"><text:s text:c="4"/>ss indicates the second</text:p>
      <text:p text:style-name="P18"/>
      <text:p text:style-name="P18">The following is an example of a time declaration in a schema:</text:p>
      <text:p text:style-name="P18">&lt;xs:element name="start" type="xs:time"/&gt;</text:p>
      <text:p text:style-name="P18"/>
      <text:p text:style-name="P18">An element in your document might look like this:</text:p>
      <text:p text:style-name="P18">&lt;start&gt;09:00:00&lt;/start&gt;</text:p>
      <text:p text:style-name="P18"/>
      <text:p text:style-name="P18">Or it might look like this:</text:p>
      <text:p text:style-name="P18">&lt;start&gt;09:30:10:05&lt;/start&gt;</text:p>
      <text:p text:style-name="P18"/>
      <text:p text:style-name="P18">Time Zones</text:p>
      <text:p text:style-name="P18"/>
      <text:p text:style-name="P18">To specify a time zone, you can either enter a time in UTC time by adding a "Z" behind the time - like this:</text:p>
      <text:p text:style-name="P18">&lt;start&gt;09:30:10Z&lt;/start&gt;</text:p>
      <text:p text:style-name="P18"/>
      <text:p text:style-name="P18">or you can specify an offset from the UTC time by adding a positive or negative time behind the time - like this:</text:p>
      <text:p text:style-name="P18">&lt;start&gt;09:30:10-06:00&lt;/start&gt; <text:s/>or<text:span text:style-name="T15"> <text:s/></text:span><text:span text:style-name="T4">&lt;start&gt;09:30:10+06:00&lt;/start&gt;</text:span></text:p>
      <text:p text:style-name="P24"/>
      <text:h text:style-name="P94" text:outline-level="3"/>
      <text:h text:style-name="P100" text:outline-level="3"><text:bookmark-start text:name="__RefHeading__9755_426781434"/>d<text:bookmark-start text:name="Duration"/>uration<text:bookmark-end text:name="__RefHeading__9755_426781434"/><text:bookmark-end text:name="Duration"/></text:h>
      <text:p text:style-name="P18"/>
      <text:p text:style-name="P18">The duration data type is used to specify a time interval.</text:p>
      <text:p text:style-name="P18"/>
      <text:p text:style-name="P18">The time interval is specified in the following form "PnYnMnDTnHnMnS" where:</text:p>
      <text:p text:style-name="P18"/>
      <text:p text:style-name="P18"><text:s text:c="4"/>P indicates the period (required)</text:p>
      <text:p text:style-name="P18"><text:s text:c="4"/>nY indicates the number of years</text:p>
      <text:p text:style-name="P18"><text:s text:c="4"/>nM indicates the number of months</text:p>
      <text:p text:style-name="P18"><text:s text:c="4"/>nD indicates the number of days</text:p>
      <text:p text:style-name="P18"><text:s text:c="4"/>T indicates the start of a time section (required if you are going to specify hours, minutes, or seconds)</text:p>
      <text:p text:style-name="P18"><text:s text:c="4"/>nH indicates the number of hours</text:p>
      <text:p text:style-name="P18"><text:s text:c="4"/>nM indicates the number of minutes</text:p>
      <text:p text:style-name="P18"><text:s text:c="4"/>nS indicates the number of seconds</text:p>
      <text:p text:style-name="P18"/>
      <text:p text:style-name="P18">The following is an example of a duration declaration in a schema:</text:p>
      <text:p text:style-name="P18">&lt;xs:element name="period" type="xs:duration"/&gt;</text:p>
      <text:p text:style-name="P18"/>
      <text:p text:style-name="P18">An element in your document might look like this:</text:p>
      <text:p text:style-name="P18">&lt;period&gt;P5Y&lt;/period&gt;</text:p>
      <text:p text:style-name="P18"/>
      <text:p text:style-name="P18">The example above indicates a period of five years.</text:p>
      <text:p text:style-name="P18"/>
      <text:p text:style-name="P18">Or it might look like this:</text:p>
      <text:p text:style-name="P18">&lt;period&gt;P5Y2M10D&lt;/period&gt;</text:p>
      <text:p text:style-name="P18"/>
      <text:p text:style-name="P18">The example above indicates a period of five years, two months, and 10 days.</text:p>
      <text:p text:style-name="P18"/>
      <text:p text:style-name="P18">Or it might look like this:</text:p>
      <text:p text:style-name="P18">&lt;period&gt;P5Y2M10DT15H&lt;/period&gt;</text:p>
      <text:p text:style-name="P18"/>
      <text:p text:style-name="P18">The example above indicates a period of five years, two months, 10 days, and 15 hours.</text:p>
      <text:p text:style-name="P18"/>
      <text:p text:style-name="P18">Or it might look like this:</text:p>
      <text:p text:style-name="P18">&lt;period&gt;PT15H&lt;/period&gt;</text:p>
      <text:p text:style-name="P18"/>
      <text:p text:style-name="P18">The example above indicates a period of 15 hours.</text:p>
      <text:p text:style-name="P18">Negative Duration</text:p>
      <text:p text:style-name="P18"/>
      <text:p text:style-name="P18">To specify a negative duration, enter a minus sign before the P:</text:p>
      <text:p text:style-name="P18">&lt;period&gt;-P10D&lt;/period&gt;</text:p>
      <text:p text:style-name="P21"/>
      <text:p text:style-name="P27">The example above indicates a period of minus 10 days.</text:p>
      <text:p text:style-name="P27"/>
      <text:h text:style-name="P94" text:outline-level="3"/>
      <text:h text:style-name="P100" text:outline-level="3"><text:bookmark-start text:name="__RefHeading__10560_1595064103"/>Partial Date Types<text:bookmark-end text:name="__RefHeading__10560_1595064103"/></text:h>
      <text:p text:style-name="P8"/>
      <text:p text:style-name="P8">In order to provide for partial dates and times the following types are assumed to be available in the language or in a library.</text:p>
      <text:p text:style-name="P8">Day – provide on the day of the month, 1 – 31</text:p>
      <text:p text:style-name="P8">Month – provide only the month of the year, 1 – 12</text:p>
      <text:p text:style-name="P8">Year – provide on the year, <text:s/>CCYY</text:p>
      <text:p text:style-name="P8">MonthDay – provide only the Month and the Day (no year)</text:p>
      <text:p text:style-name="P8">YearMonth – provide only the Year and the Month (no day)</text:p>
      <text:p text:style-name="P8"/>
      <text:h text:style-name="P95" text:outline-level="3"><text:bookmark-start text:name="__RefHeading__9757_426781434"/>r<text:bookmark-start text:name="Real"/>eal<text:bookmark-end text:name="__RefHeading__9757_426781434"/><text:bookmark-end text:name="Real"/></text:h>
      <text:p text:style-name="P21"/>
      <text:p text:style-name="P21">The decimal data type is used to specify a numeric value.</text:p>
      <text:p text:style-name="P27">Note: The maximum number of decimal digits you can specify is 18.</text:p>
      <text:p text:style-name="P27"/>
      <text:h text:style-name="P95" text:outline-level="3"><text:bookmark-start text:name="__RefHeading__9759_426781434"/>i<text:bookmark-start text:name="Integer"/>nteger<text:bookmark-end text:name="__RefHeading__9759_426781434"/><text:bookmark-end text:name="Integer"/></text:h>
      <text:p text:style-name="P11"/>
      <text:p text:style-name="P11">The integer data type is used to specify a numeric value without a fractional component.</text:p>
      <text:p text:style-name="P22"/>
      <text:p text:style-name="P22"/>
      <text:p text:style-name="P19"/>
      <text:h text:style-name="P78" text:outline-level="1"><text:bookmark-start text:name="__RefHeading__11009_746337490"/>Healthcare Knowledge Component Repository<text:bookmark-end text:name="__RefHeading__11009_746337490"/></text:h>
      <text:p text:style-name="P12"/>
      <text:h text:style-name="P86" text:outline-level="2"><text:bookmark-start text:name="__RefHeading__9991_426781434"/>Managing CCDs<text:bookmark-end text:name="__RefHeading__9991_426781434"/></text:h>
      <text:p text:style-name="P10"/>
      <text:p text:style-name="P35">An open source content management system, the Healthcare Knowledge Component Repository (HKCR) is being deployed to provide an easy path for the development and distribution of CCDs on a global basis. See the HKCR documentation for more information. </text:p>
      <text:p text:style-name="P38"/>
      <text:p text:style-name="P19"/>
      <text:p text:style-name="P19"/>
      <text:p text:style-name="P19"/>
      <text:p text:style-name="P19"/>
      <text:p text:style-name="P19"/>
      <text:p text:style-name="P19"/>
      <text:p text:style-name="P19"/>
      <text:p text:style-name="P19"/>
      <text:p text:style-name="P19"/>
      <text:h text:style-name="P76" text:outline-level="1"/>
      <text:h text:style-name="P78" text:outline-level="1"><text:bookmark-start text:name="__RefHeading__11011_746337490"/>OSHIP<text:bookmark-end text:name="__RefHeading__11011_746337490"/></text:h>
      <text:p text:style-name="P9"/>
      <text:p text:style-name="P9">The Open Source Health Information Platform (OSHIP) is a generic acronym for all implementations of the the MLHIM reference model in all programming languages. <text:s/>The basic concept is to supply a common information model for all healthcare applications, irregardless of the implementation language. <text:s/>For most implementation languages it is suggested that they use available tools and create bindings to the <text:span text:style-name="T12">XML Schema provided as the reference implementation.</text:span></text:p>
      <text:p text:style-name="P14"/>
      <text:h text:style-name="P86" text:outline-level="2"><text:bookmark-start text:name="__RefHeading__9993_426781434"/>OSHIPpy<text:bookmark-end text:name="__RefHeading__9993_426781434"/></text:h>
      <text:p text:style-name="P9"/>
      <text:p text:style-name="P9">The MLHIM Reference Model implementation in Python. The reference model has been generated using generateDS. <text:s/>It is expected that implementers using Plone, Grok, Django, Web2py, etc. will create apps based on the reference model.</text:p>
      <text:p text:style-name="P9"/>
      <text:h text:style-name="P86" text:outline-level="2"><text:bookmark-start text:name="__RefHeading__9995_426781434"/>OSHIPjava<text:bookmark-end text:name="__RefHeading__9995_426781434"/></text:h>
      <text:p text:style-name="P9"/>
      <text:p text:style-name="P9">The MLHIM Reference Model implementation in Java. (pending implementation; taking volunteers) </text:p>
      <text:p text:style-name="P9"/>
      <text:h text:style-name="P86" text:outline-level="2"><text:bookmark-start text:name="__RefHeading__9997_426781434"/>OSHIPrb<text:bookmark-end text:name="__RefHeading__9997_426781434"/></text:h>
      <text:p text:style-name="P9"/>
      <text:p text:style-name="P9">The MLHIM Reference Model implementation in Ruby. (pending implementation; taking volunteers)</text:p>
      <text:p text:style-name="P9"/>
      <text:h text:style-name="P89" text:outline-level="2"><text:bookmark-start text:name="__RefHeading__9999_426781434"/>OSHIPcpp<text:bookmark-end text:name="__RefHeading__9999_426781434"/></text:h>
      <text:p text:style-name="P9"/>
      <text:p text:style-name="P9">The MLHIM Reference Model implementation in C++. (pending implementation; taking volunteers)</text:p>
      <text:p text:style-name="P9"/>
      <text:h text:style-name="P89" text:outline-level="2"><text:bookmark-start text:name="__RefHeading__20578_426781434"/>OSHIPlua<text:bookmark-end text:name="__RefHeading__20578_426781434"/></text:h>
      <text:p text:style-name="P9"/>
      <text:p text:style-name="P9">The MLHIM Reference Model implementation in Lua. (pending implementation; taking volunteer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monospace" svg:font-family="monospace"/>
    <style:font-face style:name="LiberationSerif" svg:font-family="LiberationSerif" style:font-family-generic="roman"/>
    <style:font-face style:name="DejaVu Sans1" svg:font-family="'DejaVu Sans'" style:font-family-generic="swiss"/>
    <style:font-face style:name="Droid Sans" svg:font-family="'Droid Sans'" style:font-family-generic="swiss"/>
    <style:font-face style:name="Sans" svg:font-family="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100%" fo:margin-left="0in" fo:margin-right="0in" fo:margin-top="0in" fo:margin-bottom="0in" fo:text-align="justify"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style>
    <style:style style:name="clearpage" style:family="paragraph" style:parent-style-name="Standard">
      <style:paragraph-properties fo:break-before="page"/>
    </style:style>
    <style:style style:name="hline-p-hr" style:family="paragraph">
      <style:paragraph-properties fo:margin-top="0in" fo:margin-bottom="0in" fo:line-height="0.0043in" fo:padding="0in" fo:border-left="none" fo:border-right="none" fo:border-top="none" fo:border-bottom="0.31pt solid #000000"/>
    </style:style>
    <style:style style:name="cline-p-hr" style:family="paragraph">
      <style:paragraph-properties fo:margin-top="0in" fo:margin-bottom="0in"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100%" fo:margin-left="0in" fo:margin-right="0in" fo:margin-top="0in" fo:margin-bottom="0in" fo:text-indent="0.1965in" style:auto-text-indent="false"/>
    </style:style>
    <style:style style:name="First-line-indent-rtl" style:family="paragraph" style:parent-style-name="Standard" style:class="text">
      <style:paragraph-properties fo:margin="100%" fo:margin-left="0in" fo:margin-right="0in" fo:margin-top="0in" fo:margin-bottom="0in"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100%" fo:margin-left="0in" fo:margin-right="0in" fo:margin-top="0.1181in" fo:margin-bottom="0.1181in" fo:text-align="justify" style:justify-single-word="false" fo:text-indent="0in" style:auto-text-indent="false"/>
    </style:style>
    <style:style style:name="p-nopar-rtl" style:family="paragraph" style:parent-style-name="Standard">
      <style:paragraph-properties fo:margin="100%" fo:margin-left="0in" fo:margin-right="0in" fo:margin-top="0.1181in" fo:margin-bottom="0.1181in" fo:text-align="end" style:justify-single-word="false" fo:text-indent="0in" style:auto-text-indent="false" style:writing-mode="rl-tb"/>
    </style:style>
    <style:style style:name="display-math" style:family="paragraph" style:parent-style-name="Standard">
      <style:paragraph-properties fo:margin="100%" fo:margin-left="0in" fo:margin-right="0in" fo:margin-top="0in" fo:margin-bottom="0in" fo:text-align="center" style:justify-single-word="false" fo:text-indent="0in" style:auto-text-indent="false"/>
    </style:style>
    <style:style style:name="Inside-itemize" style:family="paragraph" style:parent-style-name="Standard" style:list-style-name="Itemize">
      <style:paragraph-properties fo:margin="100%" fo:margin-left="0in" fo:margin-right="0in" fo:margin-top="0in" fo:margin-bottom="0.15in" fo:text-indent="0in" style:auto-text-indent="false"/>
    </style:style>
    <style:style style:name="Inside-enumerate" style:family="paragraph" style:parent-style-name="Standard" style:list-style-name="Enumerate">
      <style:paragraph-properties fo:margin="100%" fo:margin-left="0in" fo:margin-right="0in" fo:margin-top="0in" fo:margin-bottom="0.15in"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100%" fo:margin-left="0.35in" fo:margin-right="0in" fo:margin-top="0in" fo:margin-bottom="0.0783in" fo:text-indent="0in" style:auto-text-indent="false"/>
    </style:style>
    <style:style style:name="dt" style:family="paragraph">
      <style:paragraph-properties fo:margin="100%" fo:margin-left="0.1in" fo:margin-right="0in" fo:margin-top="0in" fo:margin-bottom="0in" fo:text-indent="0in" style:auto-text-indent="false"/>
      <style:text-properties fo:font-weight="bold"/>
    </style:style>
    <style:style style:name="printshorthands-dd" style:family="paragraph" style:parent-style-name="Standard">
      <style:paragraph-properties fo:margin="100%" fo:margin-left="0.35in" fo:margin-right="0in" fo:margin-top="0in" fo:margin-bottom="0.0783in" fo:text-indent="0in" style:auto-text-indent="false"/>
    </style:style>
    <style:style style:name="printshorthands-dt" style:family="paragraph">
      <style:paragraph-properties fo:margin="100%" fo:margin-left="0.1in" fo:margin-right="0in" fo:margin-top="0in" fo:margin-bottom="0in" fo:text-indent="0in" style:auto-text-indent="false"/>
    </style:style>
    <style:style style:name="printthebibliography-dd" style:family="paragraph" style:parent-style-name="Standard">
      <style:paragraph-properties fo:margin="100%" fo:margin-left="0.35in" fo:margin-right="0in" fo:margin-top="0in" fo:margin-bottom="0.0783in" fo:text-indent="-0.35in" style:auto-text-indent="false"/>
    </style:style>
    <style:style style:name="printthebibliography-dt" style:family="paragraph">
      <style:paragraph-properties fo:margin="100%" fo:margin-left="0in" fo:margin-right="0in" fo:margin-top="0in" fo:margin-bottom="0in" fo:text-indent="0in" style:auto-text-indent="false"/>
    </style:style>
    <style:style style:name="quote" style:family="paragraph" style:parent-style-name="Standard">
      <style:paragraph-properties fo:margin="100%" fo:margin-left="0.3937in" fo:margin-right="0.3937in" fo:margin-top="0.0783in" fo:margin-bottom="0.0783in" fo:text-indent="0in" style:auto-text-indent="false"/>
    </style:style>
    <style:style style:name="quote-trl" style:family="paragraph">
      <style:paragraph-properties fo:margin="100%" fo:margin-left="0.3937in" fo:margin-right="0.3937in" fo:margin-top="0.0783in" fo:margin-bottom="0.0783in" fo:text-align="end" style:justify-single-word="false" fo:text-indent="0in" style:auto-text-indent="false" style:writing-mode="rl-tb"/>
    </style:style>
    <style:style style:name="begin-env-p" style:family="paragraph">
      <style:paragraph-properties fo:margin-top="0.0783in" fo:margin-bottom="0in" fo:line-height="0.0043in"/>
    </style:style>
    <style:style style:name="end-env-p" style:family="paragraph">
      <style:paragraph-properties fo:margin-top="0in" fo:margin-bottom="0.0783in" fo:line-height="0.0043in"/>
    </style:style>
    <style:style style:name="Contents-Heading" style:family="paragraph" style:parent-style-name="Title" style:class="index">
      <style:paragraph-properties fo:margin="100%" fo:margin-left="0in" fo:margin-right="0in" fo:margin-top="0.1965in" fo:margin-bottom="0.0783in" fo:text-indent="0in" style:auto-text-indent="false" text:number-lines="false" text:line-number="0"/>
    </style:style>
    <style:style style:name="Index-Heading" style:family="paragraph" style:parent-style-name="Title" style:class="index">
      <style:paragraph-properties fo:margin="100%" fo:margin-left="0in" fo:margin-right="0in" fo:margin-top="0in" fo:margin-bottom="0in" fo:text-indent="0in" style:auto-text-indent="false" text:number-lines="false" text:line-number="0"/>
    </style:style>
    <style:style style:name="verse" style:family="paragraph" style:parent-style-name="Standard">
      <style:paragraph-properties fo:margin="100%" fo:margin-left="0.5902in" fo:margin-right="0.3937in" fo:margin-top="0.0783in" fo:margin-bottom="0.0783in" fo:text-indent="-0.1965in" style:auto-text-indent="false">
        <style:tab-stops/>
      </style:paragraph-properties>
    </style:style>
    <style:style style:name="algorithmic-dd" style:family="paragraph" style:parent-style-name="Standard">
      <style:paragraph-properties fo:margin="100%" fo:margin-left="0.35in" fo:margin-right="0in" fo:margin-top="0in" fo:margin-bottom="0.0783in" fo:text-indent="0in" style:auto-text-indent="false"/>
    </style:style>
    <style:style style:name="algorithmic-dt" style:family="paragraph">
      <style:paragraph-properties fo:margin="100%" fo:margin-left="0.1in" fo:margin-right="0in" fo:margin-top="0in" fo:margin-bottom="0in" fo:text-indent="0in" style:auto-text-indent="false"/>
    </style:style>
    <style:style style:name="Preformatted-Text" style:family="paragraph" style:parent-style-name="Standard">
      <style:paragraph-properties fo:margin="100%" fo:margin-left="0in" fo:margin-right="0in" fo:margin-top="0.0783in" fo:margin-bottom="0.0783in" fo:text-indent="0in" style:auto-text-indent="false"/>
      <style:text-properties style:font-name="monospace"/>
    </style:style>
    <style:style style:name="Preformatted-Text-rtl" style:family="paragraph" style:parent-style-name="Standard">
      <style:paragraph-properties fo:margin="100%" fo:margin-left="0in" fo:margin-right="0in" fo:margin-top="0.0783in" fo:margin-bottom="0.0783in" fo:text-align="end" style:justify-single-word="false" fo:text-indent="0in" style:auto-text-indent="false" style:writing-mode="rl-tb"/>
      <style:text-properties style:font-name="monospace"/>
    </style:style>
    <style:style style:name="Footnote" style:family="paragraph" style:parent-style-name="Standard" style:class="extra">
      <style:paragraph-properties fo:margin="100%" fo:margin-left="0.2in" fo:margin-right="0in" fo:margin-top="0in" fo:margin-bottom="0in" fo:text-indent="-0.2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author" style:class="chapter">
      <style:paragraph-properties fo:margin-top="0.1654in" fo:margin-bottom="0.2008in" fo:text-align="center" style:justify-single-word="false"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fo:background-color="transparent">
        <style:background-image/>
      </style:paragraph-properties>
      <style:text-properties style:font-name="Times New Roman1" fo:font-size="14pt" fo:font-style="italic" style:text-underline-style="solid" style:text-underline-type="double" style:text-underline-width="auto" style:text-underline-color="font-color"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fo:text-align="center" style:justify-single-word="false" style:writing-mode="rl-tb"/>
    </style:style>
    <style:style style:name="author" style:family="paragraph" style:parent-style-name="Standard" style:next-style-name="date">
      <style:paragraph-properties fo:margin-top="0in" fo:margin-bottom="0.0783in" fo:text-align="center" style:justify-single-word="false"/>
    </style:style>
    <style:style style:name="author-rtl" style:family="paragraph" style:parent-style-name="Text-body-rtl" style:next-style-name="date-rtl">
      <style:paragraph-properties fo:margin-top="0in" fo:margin-bottom="0.0783in" fo:text-align="center" style:justify-single-word="false" style:writing-mode="rl-tb"/>
    </style:style>
    <style:style style:name="date" style:family="paragraph" style:parent-style-name="Standard">
      <style:paragraph-properties fo:margin-top="0in" fo:margin-bottom="0.0783in" fo:text-align="center" style:justify-single-word="false"/>
    </style:style>
    <style:style style:name="date-rtl" style:family="paragraph" style:parent-style-name="Standard">
      <style:paragraph-properties fo:margin-top="0in" fo:margin-bottom="0.0783in" fo:text-align="center" style:justify-single-word="false" style:writing-mode="rl-tb"/>
    </style:style>
    <style:style style:name="abstract" style:family="paragraph" style:parent-style-name="Standard">
      <style:paragraph-properties fo:margin="100%" fo:margin-left="1.1811in" fo:margin-right="1.1811in" fo:margin-top="0in" fo:margin-bottom="0.0783in" fo:text-indent="0in" style:auto-text-indent="false"/>
    </style:style>
    <style:style style:name="abstract-rtl" style:family="paragraph" style:parent-style-name="Text-body-rtl" style:next-style-name="Text-body-rtl">
      <style:paragraph-properties fo:margin="100%" fo:margin-left="1.1811in" fo:margin-right="1.1811in" fo:margin-top="0in" fo:margin-bottom="0.0783in" fo:text-indent="0in" style:auto-text-indent="false" style:writing-mode="rl-tb"/>
    </style:style>
    <style:style style:name="abstract-title" style:family="paragraph" style:parent-style-name="abstract" style:next-style-name="abstract">
      <style:paragraph-properties fo:margin-top="0.1965in" fo:margin-bottom="0in" fo:text-align="center" style:justify-single-word="false"/>
    </style:style>
    <style:style style:name="Contents-1" style:family="paragraph" style:parent-style-name="Index" style:class="index">
      <style:paragraph-properties fo:margin="100%" fo:margin-left="0in" fo:margin-right="0in" fo:margin-top="0in" fo:margin-bottom="0.0398in"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tab-stops>
      </style:paragraph-properties>
    </style:style>
    <style:style style:name="Index-1" style:family="paragraph" style:parent-style-name="Index" style:class="index">
      <style:paragraph-properties fo:margin="100%" fo:margin-left="0in" fo:margin-right="0in" fo:margin-top="0in" fo:margin-bottom="0in" fo:text-indent="0in" style:auto-text-indent="false"/>
    </style:style>
    <style:style style:name="Index-2" style:family="paragraph" style:parent-style-name="Index" style:class="index">
      <style:paragraph-properties fo:margin="100%" fo:margin-left="0.1965in" fo:margin-right="0in" fo:margin-top="0in" fo:margin-bottom="0in" fo:text-indent="0in" style:auto-text-indent="false"/>
    </style:style>
    <style:style style:name="Index-3" style:family="paragraph" style:parent-style-name="Index" style:class="index">
      <style:paragraph-properties fo:margin="100%" fo:margin-left="0.3929in" fo:margin-right="0in" fo:margin-top="0in" fo:margin-bottom="0in" fo:text-indent="0in" style:auto-text-indent="false"/>
    </style:style>
    <style:style style:name="p-bibitem" style:family="paragraph" style:parent-style-name="Standard">
      <style:paragraph-properties fo:margin="100%" fo:margin-left="0.3937in" fo:margin-right="0in" fo:margin-top="0in" fo:margin-bottom="0in" fo:text-indent="-0.3937in" style:auto-text-indent="false">
        <style:tab-stops/>
      </style:paragraph-properties>
    </style:style>
    <style:style style:name="quotation" style:family="paragraph" style:parent-style-name="Standard">
      <style:paragraph-properties fo:margin="100%" fo:margin-left="0.3937in" fo:margin-right="0.3937in" fo:margin-top="0in" fo:margin-bottom="0in" fo:text-indent="0.1965in" style:auto-text-indent="true"/>
    </style:style>
    <style:style style:name="quotation-rtl" style:family="paragraph" style:parent-style-name="Standard">
      <style:paragraph-properties fo:margin="100%" fo:margin-left="0.3937in" fo:margin-right="0.3937in" fo:margin-top="0in" fo:margin-bottom="0in"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fo:text-align="end" style:justify-single-word="false" style:page-number="auto"/>
    </style:style>
    <style:style style:name="flushleft" style:family="paragraph" style:parent-style-name="Standard">
      <style:paragraph-properties fo:margin-top="0.0783in" fo:margin-bottom="0.0783in" fo:text-align="start" style:justify-single-word="false"/>
    </style:style>
    <style:style style:name="center" style:family="paragraph" style:parent-style-name="Standard">
      <style:paragraph-properties fo:margin-top="0.0783in" fo:margin-bottom="0.0783in" fo:text-align="center" style:justify-single-word="false">
        <style:tab-stops/>
      </style:paragraph-properties>
    </style:style>
    <style:style style:name="tabbing" style:family="paragraph" style:parent-style-name="Standard">
      <style:paragraph-properties fo:margin="100%" fo:margin-left="0in" fo:margin-right="0in" fo:margin-top="0in" fo:margin-bottom="0in" fo:text-indent="0.1965in" style:auto-text-indent="false"/>
    </style:style>
    <style:style style:name="part" style:family="paragraph" style:parent-style-name="Title">
      <style:paragraph-properties fo:margin-top="0.2047in" fo:margin-bottom="0.0827in"/>
    </style:style>
    <style:style style:name="Heading-1" style:family="paragraph" style:parent-style-name="Title" style:class="text">
      <style:paragraph-properties fo:margin-top="0.5555in" fo:margin-bottom="0.3472in"/>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style>
    <style:style style:name="Heading-2-rtl" style:family="paragraph" style:parent-style-name="Title" style:class="text">
      <style:paragraph-properties fo:margin-top="0.1654in" fo:margin-bottom="0in"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style>
    <style:style style:name="Heading-4-rtl" style:family="paragraph" style:next-style-name="Text-body-rtl" style:class="text">
      <style:paragraph-properties fo:margin-top="0.1654in" fo:margin-bottom="0in" fo:text-align="end" style:justify-single-word="false" style:writing-mode="rl-tb"/>
    </style:style>
    <style:style style:name="Heading-5" style:family="paragraph" style:parent-style-name="Title" style:class="text">
      <style:paragraph-properties fo:margin="100%" fo:margin-left="0in" fo:margin-right="0in" fo:margin-top="0.1654in" fo:margin-bottom="0in" fo:text-indent="0in" style:auto-text-indent="false"/>
    </style:style>
    <style:style style:name="Heading-5-rtl" style:family="paragraph" style:parent-style-name="Title" style:class="text">
      <style:paragraph-properties fo:margin="100%" fo:margin-left="0in" fo:margin-right="0in" fo:margin-top="0.1654in" fo:margin-bottom="0in"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roid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Line_20_numbering" style:display-name="Line numbering" style:family="text"/>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984in" fo:page-height="11.7366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984in" fo:page-height="11.7366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1</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3.5$Linux_X86_64 LibreOffice_project/350m1$Build-2</meta:generator>
    <dc:date>2013-02-12T21:43:07</dc:date>
    <meta:editing-duration>P2DT21H46M20S</meta:editing-duration>
    <meta:editing-cycles>499</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0" meta:image-count="1" meta:object-count="0" meta:page-count="23" meta:paragraph-count="351" meta:word-count="4055" meta:character-count="23466" meta:non-whitespace-character-count="22094"/>
    <meta:auto-reload xlink:href="" meta:delay="PT3M"/>
  </office:meta>
</office:document-meta>
</file>